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42">
            <text:p>14.2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38">
            <text:p>23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45">
            <text:p>24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3736">
            <text:p>1373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834">
            <text:p>1383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4260">
            <text:p>1426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02">
            <text:p>2021-02-0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8 - 1.14)">
            <text:p>(0.78 - 1.1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7">
            <text:p>0.9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37.25">
            <text:p>37.2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office:value-type="float" office:value="0.0017608130465611">
            <text:p>0.001760813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616892256963">
            <text:p>1.0061689226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62">
            <text:p>162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821709358356581">
            <text:p>0.0082170936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889216797132">
            <text:p>1.028892168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78.25">
            <text:p>178.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119214820759765">
            <text:p>0.011921482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420037458663">
            <text:p>1.0420037459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254.75">
            <text:p>254.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71387244348762">
            <text:p>0.0171387244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6056125783757">
            <text:p>1.0605612578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9136">
            <text:p>19136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270.625">
            <text:p>270.62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141421927257525">
            <text:p>0.0141421927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4988967770571">
            <text:p>1.0498896777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63">
            <text:p>1163</text:p>
          </table:table-cell>
          <table:table-cell office:value-type="float" office:value="14884">
            <text:p>14884</text:p>
          </table:table-cell>
          <table:table-cell office:value-type="float" office:value="19617">
            <text:p>19617</text:p>
          </table:table-cell>
          <table:table-cell office:value-type="float" office:value="26839">
            <text:p>26839</text:p>
          </table:table-cell>
          <table:table-cell office:value-type="float" office:value="-131">
            <text:p>-131</text:p>
          </table:table-cell>
          <table:table-cell office:value-type="float" office:value="148.125">
            <text:p>148.125</text:p>
          </table:table-cell>
          <table:table-cell office:value-type="float" office:value="582.5">
            <text:p>582.5</text:p>
          </table:table-cell>
          <table:table-cell office:value-type="float" office:value="-0.00880139747379737">
            <text:p>-0.0088013975</text:p>
          </table:table-cell>
          <table:table-cell office:value-type="float" office:value="0.00755084875363205">
            <text:p>0.0075508488</text:p>
          </table:table-cell>
          <table:table-cell office:value-type="float" office:value="0.0217034911881963">
            <text:p>0.0217034912</text:p>
          </table:table-cell>
          <table:table-cell office:value-type="float" office:value="0.969346939452793">
            <text:p>0.9693469395</text:p>
          </table:table-cell>
          <table:table-cell office:value-type="float" office:value="1.02653972065884">
            <text:p>1.0265397207</text:p>
          </table:table-cell>
          <table:table-cell office:value-type="float" office:value="1.07688546055701">
            <text:p>1.0768854606</text:p>
          </table:table-cell>
          <table:table-cell table:number-columns-repeated="2" office:value-type="float" office:value="0">
            <text:p>0</text:p>
          </table:table-cell>
          <table:table-cell office:value-type="float" office:value="32.2824615718967">
            <text:p>32.282461571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9472">
            <text:p>29472</text:p>
          </table:table-cell>
          <table:table-cell office:value-type="float" office:value="258.5">
            <text:p>258.5</text:p>
          </table:table-cell>
          <table:table-cell office:value-type="float" office:value="-59.75">
            <text:p>-59.75</text:p>
          </table:table-cell>
          <table:table-cell office:value-type="float" office:value="388">
            <text:p>388</text:p>
          </table:table-cell>
          <table:table-cell office:value-type="float" office:value="0.0173327075231326">
            <text:p>0.0173327075</text:p>
          </table:table-cell>
          <table:table-cell office:value-type="float" office:value="-0.00299528774814518">
            <text:p>-0.0029952877</text:p>
          </table:table-cell>
          <table:table-cell office:value-type="float" office:value="0.0131650380021716">
            <text:p>0.013165038</text:p>
          </table:table-cell>
          <table:table-cell office:value-type="float" office:value="1.06125330492113">
            <text:p>1.0612533049</text:p>
          </table:table-cell>
          <table:table-cell office:value-type="float" office:value="0.989534077508933">
            <text:p>0.9895340775</text:p>
          </table:table-cell>
          <table:table-cell office:value-type="float" office:value="1.04641733672977">
            <text:p>1.04641733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1163">
            <text:p>31163</text:p>
          </table:table-cell>
          <table:table-cell office:value-type="float" office:value="151.75">
            <text:p>151.75</text:p>
          </table:table-cell>
          <table:table-cell office:value-type="float" office:value="0.375">
            <text:p>0.375</text:p>
          </table:table-cell>
          <table:table-cell office:value-type="float" office:value="30.875">
            <text:p>30.875</text:p>
          </table:table-cell>
          <table:table-cell office:value-type="float" office:value="0.0102284982475061">
            <text:p>0.0102284982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0.000990758271026538">
            <text:p>0.0009907583</text:p>
          </table:table-cell>
          <table:table-cell office:value-type="float" office:value="1.03600480333201">
            <text:p>1.0360048033</text:p>
          </table:table-cell>
          <table:table-cell office:value-type="float" office:value="1.0000615971905">
            <text:p>1.0000615972</text:p>
          </table:table-cell>
          <table:table-cell office:value-type="float" office:value="1.00346957788842">
            <text:p>1.00346957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2256">
            <text:p>32256</text:p>
          </table:table-cell>
          <table:table-cell office:value-type="float" office:value="295.5">
            <text:p>295.5</text:p>
          </table:table-cell>
          <table:table-cell office:value-type="float" office:value="71.25">
            <text:p>71.25</text:p>
          </table:table-cell>
          <table:table-cell office:value-type="float" office:value="-224.125">
            <text:p>-224.125</text:p>
          </table:table-cell>
          <table:table-cell office:value-type="float" office:value="0.0196554476519888">
            <text:p>0.0196554477</text:p>
          </table:table-cell>
          <table:table-cell office:value-type="float" office:value="0.00336783891094725">
            <text:p>0.0033678389</text:p>
          </table:table-cell>
          <table:table-cell office:value-type="float" office:value="-0.00694831969246032">
            <text:p>-0.0069483197</text:p>
          </table:table-cell>
          <table:table-cell office:value-type="float" office:value="1.06955128656187">
            <text:p>1.0695512866</text:p>
          </table:table-cell>
          <table:table-cell office:value-type="float" office:value="1.01180966717262">
            <text:p>1.0118096672</text:p>
          </table:table-cell>
          <table:table-cell office:value-type="float" office:value="0.975775508203624">
            <text:p>0.97577550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1209">
            <text:p>1209</text:p>
          </table:table-cell>
          <table:table-cell office:value-type="float" office:value="818">
            <text:p>818</text:p>
          </table:table-cell>
          <table:table-cell office:value-type="float" office:value="15460">
            <text:p>15460</text:p>
          </table:table-cell>
          <table:table-cell office:value-type="float" office:value="19816">
            <text:p>19816</text:p>
          </table:table-cell>
          <table:table-cell office:value-type="float" office:value="30886">
            <text:p>30886</text:p>
          </table:table-cell>
          <table:table-cell office:value-type="float" office:value="103.125">
            <text:p>103.125</text:p>
          </table:table-cell>
          <table:table-cell office:value-type="float" office:value="420.125">
            <text:p>420.125</text:p>
          </table:table-cell>
          <table:table-cell office:value-type="float" office:value="-748.625">
            <text:p>-748.625</text:p>
          </table:table-cell>
          <table:table-cell office:value-type="float" office:value="0.00667043984476067">
            <text:p>0.0066704398</text:p>
          </table:table-cell>
          <table:table-cell office:value-type="float" office:value="0.0212013019781994">
            <text:p>0.021201302</text:p>
          </table:table-cell>
          <table:table-cell office:value-type="float" office:value="-0.024238328045069">
            <text:p>-0.024238328</text:p>
          </table:table-cell>
          <table:table-cell office:value-type="float" office:value="1.0234337492014">
            <text:p>1.0234337492</text:p>
          </table:table-cell>
          <table:table-cell office:value-type="float" office:value="1.07508556752662">
            <text:p>1.0750855675</text:p>
          </table:table-cell>
          <table:table-cell office:value-type="float" office:value="0.916317345073243">
            <text:p>0.9163173451</text:p>
          </table:table-cell>
          <table:table-cell office:value-type="float" office:value="0">
            <text:p>0</text:p>
          </table:table-cell>
          <table:table-cell office:value-type="float" office:value="33.0389756420209">
            <text:p>33.038975642</text:p>
          </table:table-cell>
          <table:table-cell office:value-type="float" office:value="-28.2491623222974">
            <text:p>-28.2491623223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1200">
            <text:p>21200</text:p>
          </table:table-cell>
          <table:table-cell office:value-type="float" office:value="29775">
            <text:p>29775</text:p>
          </table:table-cell>
          <table:table-cell office:value-type="float" office:value="192.5">
            <text:p>192.5</text:p>
          </table:table-cell>
          <table:table-cell office:value-type="float" office:value="-919.875">
            <text:p>-919.875</text:p>
          </table:table-cell>
          <table:table-cell office:value-type="float" office:value="437">
            <text:p>437</text:p>
          </table:table-cell>
          <table:table-cell office:value-type="float" office:value="0.012848751835536">
            <text:p>0.0128487518</text:p>
          </table:table-cell>
          <table:table-cell office:value-type="float" office:value="-0.0433903301886792">
            <text:p>-0.0433903302</text:p>
          </table:table-cell>
          <table:table-cell office:value-type="float" office:value="0.0146767422334173">
            <text:p>0.0146767422</text:p>
          </table:table-cell>
          <table:table-cell office:value-type="float" office:value="1.04529420865489">
            <text:p>1.0452942087</text:p>
          </table:table-cell>
          <table:table-cell office:value-type="float" office:value="0.851823977017233">
            <text:p>0.851823977</text:p>
          </table:table-cell>
          <table:table-cell office:value-type="float" office:value="1.05179079507163">
            <text:p>1.0517907951</text:p>
          </table:table-cell>
          <table:table-cell office:value-type="float" office:value="0">
            <text:p>0</text:p>
          </table:table-cell>
          <table:table-cell office:value-type="float" office:value="-15.6255566302938">
            <text:p>-15.62555663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776">
            <text:p>776</text:p>
          </table:table-cell>
          <table:table-cell office:value-type="float" office:value="14974">
            <text:p>14974</text:p>
          </table:table-cell>
          <table:table-cell office:value-type="float" office:value="19198">
            <text:p>19198</text:p>
          </table:table-cell>
          <table:table-cell office:value-type="float" office:value="31163">
            <text:p>31163</text:p>
          </table:table-cell>
          <table:table-cell office:value-type="float" office:value="193.75">
            <text:p>193.75</text:p>
          </table:table-cell>
          <table:table-cell office:value-type="float" office:value="201.75">
            <text:p>201.75</text:p>
          </table:table-cell>
          <table:table-cell office:value-type="float" office:value="30.875">
            <text:p>30.875</text:p>
          </table:table-cell>
          <table:table-cell office:value-type="float" office:value="0.0129390944303459">
            <text:p>0.0129390944</text:p>
          </table:table-cell>
          <table:table-cell office:value-type="float" office:value="0.010508907177831">
            <text:p>0.0105089072</text:p>
          </table:table-cell>
          <table:table-cell office:value-type="float" office:value="0.000990758271026538">
            <text:p>0.0009907583</text:p>
          </table:table-cell>
          <table:table-cell office:value-type="float" office:value="1.04561497402898">
            <text:p>1.045614974</text:p>
          </table:table-cell>
          <table:table-cell office:value-type="float" office:value="1.03699763189735">
            <text:p>1.0369976319</text:p>
          </table:table-cell>
          <table:table-cell office:value-type="float" office:value="1.00346957788842">
            <text:p>1.00346957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7">
            <text:p>727</text:p>
          </table:table-cell>
          <table:table-cell office:value-type="float" office:value="468">
            <text:p>468</text:p>
          </table:table-cell>
          <table:table-cell office:value-type="float" office:value="13953">
            <text:p>13953</text:p>
          </table:table-cell>
          <table:table-cell office:value-type="float" office:value="19367">
            <text:p>19367</text:p>
          </table:table-cell>
          <table:table-cell office:value-type="float" office:value="32256">
            <text:p>32256</text:p>
          </table:table-cell>
          <table:table-cell office:value-type="float" office:value="-755.375">
            <text:p>-755.375</text:p>
          </table:table-cell>
          <table:table-cell office:value-type="float" office:value="324.125">
            <text:p>324.125</text:p>
          </table:table-cell>
          <table:table-cell office:value-type="float" office:value="-224.125">
            <text:p>-224.125</text:p>
          </table:table-cell>
          <table:table-cell office:value-type="float" office:value="-0.0541371031319429">
            <text:p>-0.0541371031</text:p>
          </table:table-cell>
          <table:table-cell office:value-type="float" office:value="0.0167359425827438">
            <text:p>0.0167359426</text:p>
          </table:table-cell>
          <table:table-cell office:value-type="float" office:value="-0.00694831969246032">
            <text:p>-0.0069483197</text:p>
          </table:table-cell>
          <table:table-cell office:value-type="float" office:value="0.816264557871816">
            <text:p>0.8162645579</text:p>
          </table:table-cell>
          <table:table-cell office:value-type="float" office:value="1.0591247789169">
            <text:p>1.0591247789</text:p>
          </table:table-cell>
          <table:table-cell office:value-type="float" office:value="0.975775508203624">
            <text:p>0.9757755082</text:p>
          </table:table-cell>
          <table:table-cell office:value-type="float" office:value="-12.4537630261492">
            <text:p>-12.45376302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12225">
            <text:p>12225</text:p>
          </table:table-cell>
          <table:table-cell office:value-type="float" office:value="19768">
            <text:p>19768</text:p>
          </table:table-cell>
          <table:table-cell office:value-type="float" office:value="31100">
            <text:p>31100</text:p>
          </table:table-cell>
          <table:table-cell office:value-type="float" office:value="-711.5">
            <text:p>-711.5</text:p>
          </table:table-cell>
          <table:table-cell office:value-type="float" office:value="468.125">
            <text:p>468.125</text:p>
          </table:table-cell>
          <table:table-cell office:value-type="float" office:value="-697.25">
            <text:p>-697.25</text:p>
          </table:table-cell>
          <table:table-cell office:value-type="float" office:value="-0.058200408997955">
            <text:p>-0.058200409</text:p>
          </table:table-cell>
          <table:table-cell office:value-type="float" office:value="0.0236809490084986">
            <text:p>0.023680949</text:p>
          </table:table-cell>
          <table:table-cell office:value-type="float" office:value="-0.02241961414791">
            <text:p>-0.0224196141</text:p>
          </table:table-cell>
          <table:table-cell office:value-type="float" office:value="0.802937652217915">
            <text:p>0.8029376522</text:p>
          </table:table-cell>
          <table:table-cell office:value-type="float" office:value="1.08398246472779">
            <text:p>1.0839824647</text:p>
          </table:table-cell>
          <table:table-cell office:value-type="float" office:value="0.922516523115456">
            <text:p>0.9225165231</text:p>
          </table:table-cell>
          <table:table-cell office:value-type="float" office:value="-11.5596247073506">
            <text:p>-11.5596247074</text:p>
          </table:table-cell>
          <table:table-cell office:value-type="float" office:value="29.6154667350357">
            <text:p>29.615466735</text:p>
          </table:table-cell>
          <table:table-cell office:value-type="float" office:value="-30.5691153353851">
            <text:p>-30.569115335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540">
            <text:p>540</text:p>
          </table:table-cell>
          <table:table-cell office:value-type="float" office:value="11453">
            <text:p>11453</text:p>
          </table:table-cell>
          <table:table-cell office:value-type="float" office:value="19507">
            <text:p>19507</text:p>
          </table:table-cell>
          <table:table-cell office:value-type="float" office:value="29727">
            <text:p>29727</text:p>
          </table:table-cell>
          <table:table-cell office:value-type="float" office:value="-434.75">
            <text:p>-434.75</text:p>
          </table:table-cell>
          <table:table-cell office:value-type="float" office:value="-695.75">
            <text:p>-695.75</text:p>
          </table:table-cell>
          <table:table-cell office:value-type="float" office:value="292.375">
            <text:p>292.375</text:p>
          </table:table-cell>
          <table:table-cell office:value-type="float" office:value="-0.0379594865973981">
            <text:p>-0.0379594866</text:p>
          </table:table-cell>
          <table:table-cell office:value-type="float" office:value="-0.0356666837545497">
            <text:p>-0.0356666838</text:p>
          </table:table-cell>
          <table:table-cell office:value-type="float" office:value="0.00983533488074814">
            <text:p>0.0098353349</text:p>
          </table:table-cell>
          <table:table-cell office:value-type="float" office:value="0.869966005249673">
            <text:p>0.8699660052</text:p>
          </table:table-cell>
          <table:table-cell office:value-type="float" office:value="0.877659947025968">
            <text:p>0.877659947</text:p>
          </table:table-cell>
          <table:table-cell office:value-type="float" office:value="1.03461327035456">
            <text:p>1.0346132704</text:p>
          </table:table-cell>
          <table:table-cell office:value-type="float" office:value="-17.9113743693852">
            <text:p>-17.9113743694</text:p>
          </table:table-cell>
          <table:table-cell office:value-type="float" office:value="-19.0853524186783">
            <text:p>-19.08535241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577">
            <text:p>577</text:p>
          </table:table-cell>
          <table:table-cell office:value-type="float" office:value="11855">
            <text:p>11855</text:p>
          </table:table-cell>
          <table:table-cell office:value-type="float" office:value="19311">
            <text:p>19311</text:p>
          </table:table-cell>
          <table:table-cell office:value-type="float" office:value="31271">
            <text:p>31271</text:p>
          </table:table-cell>
          <table:table-cell office:value-type="float" office:value="-148.5">
            <text:p>-148.5</text:p>
          </table:table-cell>
          <table:table-cell office:value-type="float" office:value="-1007.375">
            <text:p>-1007.375</text:p>
          </table:table-cell>
          <table:table-cell office:value-type="float" office:value="96.25">
            <text:p>96.25</text:p>
          </table:table-cell>
          <table:table-cell office:value-type="float" office:value="-0.0125263601855757">
            <text:p>-0.0125263602</text:p>
          </table:table-cell>
          <table:table-cell office:value-type="float" office:value="-0.0521658640153281">
            <text:p>-0.052165864</text:p>
          </table:table-cell>
          <table:table-cell office:value-type="float" office:value="0.00307793162994468">
            <text:p>0.0030779316</text:p>
          </table:table-cell>
          <table:table-cell office:value-type="float" office:value="0.956465282361503">
            <text:p>0.9564652824</text:p>
          </table:table-cell>
          <table:table-cell office:value-type="float" office:value="0.822753179588545">
            <text:p>0.8227531796</text:p>
          </table:table-cell>
          <table:table-cell office:value-type="float" office:value="1.01079132908452">
            <text:p>1.0107913291</text:p>
          </table:table-cell>
          <table:table-cell office:value-type="float" office:value="0">
            <text:p>0</text:p>
          </table:table-cell>
          <table:table-cell office:value-type="float" office:value="-12.9377027446692">
            <text:p>-12.93770274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844">
            <text:p>844</text:p>
          </table:table-cell>
          <table:table-cell office:value-type="float" office:value="12648">
            <text:p>12648</text:p>
          </table:table-cell>
          <table:table-cell office:value-type="float" office:value="19008">
            <text:p>19008</text:p>
          </table:table-cell>
          <table:table-cell office:value-type="float" office:value="31944">
            <text:p>31944</text:p>
          </table:table-cell>
          <table:table-cell office:value-type="float" office:value="-112.375">
            <text:p>-112.375</text:p>
          </table:table-cell>
          <table:table-cell office:value-type="float" office:value="-164.75">
            <text:p>-164.75</text:p>
          </table:table-cell>
          <table:table-cell office:value-type="float" office:value="-244.375">
            <text:p>-244.375</text:p>
          </table:table-cell>
          <table:table-cell office:value-type="float" office:value="-0.00888480392156863">
            <text:p>-0.0088848039</text:p>
          </table:table-cell>
          <table:table-cell office:value-type="float" office:value="-0.0086674031986532">
            <text:p>-0.0086674032</text:p>
          </table:table-cell>
          <table:table-cell office:value-type="float" office:value="-0.00765010643626346">
            <text:p>-0.0076501064</text:p>
          </table:table-cell>
          <table:table-cell office:value-type="float" office:value="0.96905790816633">
            <text:p>0.9690579082</text:p>
          </table:table-cell>
          <table:table-cell office:value-type="float" office:value="0.969811331606002">
            <text:p>0.9698113316</text:p>
          </table:table-cell>
          <table:table-cell office:value-type="float" office:value="0.973339334764911">
            <text:p>0.97333933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1284">
            <text:p>1284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320">
            <text:p>12320</text:p>
          </table:table-cell>
          <table:table-cell office:value-type="float" office:value="18645">
            <text:p>18645</text:p>
          </table:table-cell>
          <table:table-cell office:value-type="float" office:value="31148">
            <text:p>31148</text:p>
          </table:table-cell>
          <table:table-cell office:value-type="float" office:value="-779.5">
            <text:p>-779.5</text:p>
          </table:table-cell>
          <table:table-cell office:value-type="float" office:value="-441.25">
            <text:p>-441.25</text:p>
          </table:table-cell>
          <table:table-cell office:value-type="float" office:value="-748.875">
            <text:p>-748.875</text:p>
          </table:table-cell>
          <table:table-cell office:value-type="float" office:value="-0.0632711038961039">
            <text:p>-0.0632711039</text:p>
          </table:table-cell>
          <table:table-cell office:value-type="float" office:value="-0.0236658621614374">
            <text:p>-0.0236658622</text:p>
          </table:table-cell>
          <table:table-cell office:value-type="float" office:value="-0.0240424746372159">
            <text:p>-0.0240424746</text:p>
          </table:table-cell>
          <table:table-cell office:value-type="float" office:value="0.78639747223657">
            <text:p>0.7863974722</text:p>
          </table:table-cell>
          <table:table-cell office:value-type="float" office:value="0.918267225577384">
            <text:p>0.9182672256</text:p>
          </table:table-cell>
          <table:table-cell office:value-type="float" office:value="0.91698429831964">
            <text:p>0.9169842983</text:p>
          </table:table-cell>
          <table:table-cell office:value-type="float" office:value="-10.6048446695087">
            <text:p>-10.6048446695</text:p>
          </table:table-cell>
          <table:table-cell office:value-type="float" office:value="-28.9409476544913">
            <text:p>-28.9409476545</text:p>
          </table:table-cell>
          <table:table-cell office:value-type="float" office:value="-28.4821303801142">
            <text:p>-28.482130380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239">
            <text:p>1239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1453">
            <text:p>11453</text:p>
          </table:table-cell>
          <table:table-cell office:value-type="float" office:value="17006">
            <text:p>17006</text:p>
          </table:table-cell>
          <table:table-cell office:value-type="float" office:value="28671">
            <text:p>28671</text:p>
          </table:table-cell>
          <table:table-cell office:value-type="float" office:value="-434.75">
            <text:p>-434.75</text:p>
          </table:table-cell>
          <table:table-cell office:value-type="float" office:value="-743.125">
            <text:p>-743.125</text:p>
          </table:table-cell>
          <table:table-cell office:value-type="float" office:value="-1249.25">
            <text:p>-1249.25</text:p>
          </table:table-cell>
          <table:table-cell office:value-type="float" office:value="-0.0379594865973981">
            <text:p>-0.0379594866</text:p>
          </table:table-cell>
          <table:table-cell office:value-type="float" office:value="-0.0436978125367517">
            <text:p>-0.0436978125</text:p>
          </table:table-cell>
          <table:table-cell office:value-type="float" office:value="-0.0435719019218025">
            <text:p>-0.0435719019</text:p>
          </table:table-cell>
          <table:table-cell office:value-type="float" office:value="0.869966005249673">
            <text:p>0.8699660052</text:p>
          </table:table-cell>
          <table:table-cell office:value-type="float" office:value="0.850800273809543">
            <text:p>0.8508002738</text:p>
          </table:table-cell>
          <table:table-cell office:value-type="float" office:value="0.851219424122374">
            <text:p>0.8512194241</text:p>
          </table:table-cell>
          <table:table-cell office:value-type="float" office:value="-17.9113743693852">
            <text:p>-17.9113743694</text:p>
          </table:table-cell>
          <table:table-cell office:value-type="float" office:value="-15.5131311557165">
            <text:p>-15.5131311557</text:p>
          </table:table-cell>
          <table:table-cell office:value-type="float" office:value="-15.5589763302298">
            <text:p>-15.558976330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1870">
            <text:p>11870</text:p>
          </table:table-cell>
          <table:table-cell office:value-type="float" office:value="17110">
            <text:p>17110</text:p>
          </table:table-cell>
          <table:table-cell office:value-type="float" office:value="26045">
            <text:p>26045</text:p>
          </table:table-cell>
          <table:table-cell office:value-type="float" office:value="-330.75">
            <text:p>-330.75</text:p>
          </table:table-cell>
          <table:table-cell office:value-type="float" office:value="-137.875">
            <text:p>-137.875</text:p>
          </table:table-cell>
          <table:table-cell office:value-type="float" office:value="-1352.625">
            <text:p>-1352.625</text:p>
          </table:table-cell>
          <table:table-cell office:value-type="float" office:value="-0.0278643639427127">
            <text:p>-0.0278643639</text:p>
          </table:table-cell>
          <table:table-cell office:value-type="float" office:value="-0.00805815312682642">
            <text:p>-0.0080581531</text:p>
          </table:table-cell>
          <table:table-cell office:value-type="float" office:value="-0.0519341524284892">
            <text:p>-0.0519341524</text:p>
          </table:table-cell>
          <table:table-cell office:value-type="float" office:value="0.903996514845252">
            <text:p>0.9039965148</text:p>
          </table:table-cell>
          <table:table-cell office:value-type="float" office:value="0.971923734366466">
            <text:p>0.9719237344</text:p>
          </table:table-cell>
          <table:table-cell office:value-type="float" office:value="0.82351689262968">
            <text:p>0.8235168926</text:p>
          </table:table-cell>
          <table:table-cell office:value-type="float" office:value="-24.5275522992365">
            <text:p>-24.5275522992</text:p>
          </table:table-cell>
          <table:table-cell office:value-type="float" office:value="0">
            <text:p>0</text:p>
          </table:table-cell>
          <table:table-cell office:value-type="float" office:value="-12.9970003512938">
            <text:p>-12.997000351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1232">
            <text:p>123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703">
            <text:p>12703</text:p>
          </table:table-cell>
          <table:table-cell office:value-type="float" office:value="16462">
            <text:p>16462</text:p>
          </table:table-cell>
          <table:table-cell office:value-type="float" office:value="23840">
            <text:p>23840</text:p>
          </table:table-cell>
          <table:table-cell office:value-type="float" office:value="-165.75">
            <text:p>-165.75</text:p>
          </table:table-cell>
          <table:table-cell office:value-type="float" office:value="-61.5">
            <text:p>-61.5</text:p>
          </table:table-cell>
          <table:table-cell office:value-type="float" office:value="-1479.75">
            <text:p>-1479.75</text:p>
          </table:table-cell>
          <table:table-cell office:value-type="float" office:value="-0.0130480988742817">
            <text:p>-0.0130480989</text:p>
          </table:table-cell>
          <table:table-cell office:value-type="float" office:value="-0.00373587656420848">
            <text:p>-0.0037358766</text:p>
          </table:table-cell>
          <table:table-cell office:value-type="float" office:value="-0.0620700503355705">
            <text:p>-0.0620700503</text:p>
          </table:table-cell>
          <table:table-cell office:value-type="float" office:value="0.954665349593111">
            <text:p>0.9546653496</text:p>
          </table:table-cell>
          <table:table-cell office:value-type="float" office:value="0.986951787301728">
            <text:p>0.9869517873</text:p>
          </table:table-cell>
          <table:table-cell office:value-type="float" office:value="0.790306098476877">
            <text:p>0.790306098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69013228966">
            <text:p>-10.8169013229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table:number-columns-repeated="2" office:value-type="float" office:value="897">
            <text:p>897</text:p>
          </table:table-cell>
          <table:table-cell office:value-type="float" office:value="11992">
            <text:p>11992</text:p>
          </table:table-cell>
          <table:table-cell office:value-type="float" office:value="15444">
            <text:p>15444</text:p>
          </table:table-cell>
          <table:table-cell office:value-type="float" office:value="21324">
            <text:p>21324</text:p>
          </table:table-cell>
          <table:table-cell office:value-type="float" office:value="-114">
            <text:p>-114</text:p>
          </table:table-cell>
          <table:table-cell office:value-type="float" office:value="-1000.5">
            <text:p>-1000.5</text:p>
          </table:table-cell>
          <table:table-cell office:value-type="float" office:value="-68.875">
            <text:p>-68.875</text:p>
          </table:table-cell>
          <table:table-cell office:value-type="float" office:value="-0.00950633755837225">
            <text:p>-0.0095063376</text:p>
          </table:table-cell>
          <table:table-cell office:value-type="float" office:value="-0.0647824397824398">
            <text:p>-0.0647824398</text:p>
          </table:table-cell>
          <table:table-cell office:value-type="float" office:value="-0.00322992871881448">
            <text:p>-0.0032299287</text:p>
          </table:table-cell>
          <table:table-cell office:value-type="float" office:value="0.966904944635094">
            <text:p>0.9669049446</text:p>
          </table:table-cell>
          <table:table-cell office:value-type="float" office:value="0.781487119189625">
            <text:p>0.7814871192</text:p>
          </table:table-cell>
          <table:table-cell office:value-type="float" office:value="0.988715697065625">
            <text:p>0.9887156971</text:p>
          </table:table-cell>
          <table:table-cell office:value-type="float" office:value="0">
            <text:p>0</text:p>
          </table:table-cell>
          <table:table-cell office:value-type="float" office:value="-10.3491732570885">
            <text:p>-10.3491732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602">
            <text:p>602</text:p>
          </table:table-cell>
          <table:table-cell office:value-type="float" office:value="11511">
            <text:p>11511</text:p>
          </table:table-cell>
          <table:table-cell office:value-type="float" office:value="15205">
            <text:p>15205</text:p>
          </table:table-cell>
          <table:table-cell office:value-type="float" office:value="22941">
            <text:p>22941</text:p>
          </table:table-cell>
          <table:table-cell office:value-type="float" office:value="-570.5">
            <text:p>-570.5</text:p>
          </table:table-cell>
          <table:table-cell office:value-type="float" office:value="-33.5">
            <text:p>-33.5</text:p>
          </table:table-cell>
          <table:table-cell office:value-type="float" office:value="193.125">
            <text:p>193.125</text:p>
          </table:table-cell>
          <table:table-cell office:value-type="float" office:value="-0.0495612892016332">
            <text:p>-0.0495612892</text:p>
          </table:table-cell>
          <table:table-cell office:value-type="float" office:value="-0.0022032226241368">
            <text:p>-0.0022032226</text:p>
          </table:table-cell>
          <table:table-cell office:value-type="float" office:value="0.00841833398718452">
            <text:p>0.008418334</text:p>
          </table:table-cell>
          <table:table-cell office:value-type="float" office:value="0.831349877713446">
            <text:p>0.8313498777</text:p>
          </table:table-cell>
          <table:table-cell office:value-type="float" office:value="0.992298235027787">
            <text:p>0.992298235</text:p>
          </table:table-cell>
          <table:table-cell office:value-type="float" office:value="1.0296030709155">
            <text:p>1.0296030709</text:p>
          </table:table-cell>
          <table:table-cell office:value-type="float" office:value="-13.6361471720639">
            <text:p>-13.63614717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608">
            <text:p>608</text:p>
          </table:table-cell>
          <table:table-cell office:value-type="float" office:value="10980">
            <text:p>10980</text:p>
          </table:table-cell>
          <table:table-cell office:value-type="float" office:value="15140">
            <text:p>15140</text:p>
          </table:table-cell>
          <table:table-cell office:value-type="float" office:value="22951">
            <text:p>22951</text:p>
          </table:table-cell>
          <table:table-cell office:value-type="float" office:value="-217.25">
            <text:p>-217.25</text:p>
          </table:table-cell>
          <table:table-cell office:value-type="float" office:value="0">
            <text:p>0</text:p>
          </table:table-cell>
          <table:table-cell office:value-type="float" office:value="-235.375">
            <text:p>-235.375</text:p>
          </table:table-cell>
          <table:table-cell office:value-type="float" office:value="-0.0197859744990893">
            <text:p>-0.0197859745</text:p>
          </table:table-cell>
          <table:table-cell office:value-type="float" office:value="0">
            <text:p>0</text:p>
          </table:table-cell>
          <table:table-cell office:value-type="float" office:value="-0.0102555444207224">
            <text:p>-0.0102555444</text:p>
          </table:table-cell>
          <table:table-cell office:value-type="float" office:value="0.93151639943547">
            <text:p>0.9315163994</text:p>
          </table:table-cell>
          <table:table-cell office:value-type="float" office:value="1">
            <text:p>1</text:p>
          </table:table-cell>
          <table:table-cell office:value-type="float" office:value="0.964311739862548">
            <text:p>0.9643117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3">
            <text:p>623</text:p>
          </table:table-cell>
          <table:table-cell office:value-type="float" office:value="11314">
            <text:p>11314</text:p>
          </table:table-cell>
          <table:table-cell office:value-type="float" office:value="15710">
            <text:p>15710</text:p>
          </table:table-cell>
          <table:table-cell office:value-type="float" office:value="22287">
            <text:p>22287</text:p>
          </table:table-cell>
          <table:table-cell office:value-type="float" office:value="-232">
            <text:p>-232</text:p>
          </table:table-cell>
          <table:table-cell office:value-type="float" office:value="-299.75">
            <text:p>-299.75</text:p>
          </table:table-cell>
          <table:table-cell office:value-type="float" office:value="-318.75">
            <text:p>-318.75</text:p>
          </table:table-cell>
          <table:table-cell office:value-type="float" office:value="-0.0205055683224324">
            <text:p>-0.0205055683</text:p>
          </table:table-cell>
          <table:table-cell office:value-type="float" office:value="-0.019080203691916">
            <text:p>-0.0190802037</text:p>
          </table:table-cell>
          <table:table-cell office:value-type="float" office:value="-0.0143020594965675">
            <text:p>-0.0143020595</text:p>
          </table:table-cell>
          <table:table-cell office:value-type="float" office:value="0.92905464840265">
            <text:p>0.9290546484</text:p>
          </table:table-cell>
          <table:table-cell office:value-type="float" office:value="0.933932833257227">
            <text:p>0.9339328333</text:p>
          </table:table-cell>
          <table:table-cell office:value-type="float" office:value="0.950343707617467">
            <text:p>0.9503437076</text:p>
          </table:table-cell>
          <table:table-cell office:value-type="float" office:value="-33.4551055234673">
            <text:p>-33.45510552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1211">
            <text:p>11211</text:p>
          </table:table-cell>
          <table:table-cell office:value-type="float" office:value="15259">
            <text:p>15259</text:p>
          </table:table-cell>
          <table:table-cell office:value-type="float" office:value="21431">
            <text:p>21431</text:p>
          </table:table-cell>
          <table:table-cell office:value-type="float" office:value="-139.375">
            <text:p>-139.375</text:p>
          </table:table-cell>
          <table:table-cell office:value-type="float" office:value="-47.75">
            <text:p>-47.75</text:p>
          </table:table-cell>
          <table:table-cell office:value-type="float" office:value="-93.625">
            <text:p>-93.625</text:p>
          </table:table-cell>
          <table:table-cell office:value-type="float" office:value="-0.0124319864418874">
            <text:p>-0.0124319864</text:p>
          </table:table-cell>
          <table:table-cell office:value-type="float" office:value="-0.00312930074054656">
            <text:p>-0.0031293007</text:p>
          </table:table-cell>
          <table:table-cell office:value-type="float" office:value="-0.0043686715505576">
            <text:p>-0.0043686716</text:p>
          </table:table-cell>
          <table:table-cell office:value-type="float" office:value="0.956790973855701">
            <text:p>0.9567909739</text:p>
          </table:table-cell>
          <table:table-cell office:value-type="float" office:value="0.989066640753412">
            <text:p>0.9890666408</text:p>
          </table:table-cell>
          <table:table-cell office:value-type="float" office:value="0.984747056743637">
            <text:p>0.98474705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7">
            <text:p>547</text:p>
          </table:table-cell>
          <table:table-cell office:value-type="float" office:value="11208">
            <text:p>11208</text:p>
          </table:table-cell>
          <table:table-cell office:value-type="float" office:value="16304">
            <text:p>16304</text:p>
          </table:table-cell>
          <table:table-cell office:value-type="float" office:value="22951">
            <text:p>22951</text:p>
          </table:table-cell>
          <table:table-cell office:value-type="float" office:value="-134.375">
            <text:p>-134.375</text:p>
          </table:table-cell>
          <table:table-cell office:value-type="float" office:value="-185.25">
            <text:p>-185.25</text:p>
          </table:table-cell>
          <table:table-cell office:value-type="float" office:value="-96">
            <text:p>-96</text:p>
          </table:table-cell>
          <table:table-cell office:value-type="float" office:value="-0.0119892041399001">
            <text:p>-0.0119892041</text:p>
          </table:table-cell>
          <table:table-cell office:value-type="float" office:value="-0.0113622423945044">
            <text:p>-0.0113622424</text:p>
          </table:table-cell>
          <table:table-cell office:value-type="float" office:value="-0.00418282427780925">
            <text:p>-0.0041828243</text:p>
          </table:table-cell>
          <table:table-cell office:value-type="float" office:value="0.95831951790153">
            <text:p>0.9583195179</text:p>
          </table:table-cell>
          <table:table-cell office:value-type="float" office:value="0.960485188701608">
            <text:p>0.9604851887</text:p>
          </table:table-cell>
          <table:table-cell office:value-type="float" office:value="0.985394407224788">
            <text:p>0.98539440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300">
            <text:p>1300</text:p>
          </table:table-cell>
          <table:table-cell office:value-type="float" office:value="10980">
            <text:p>10980</text:p>
          </table:table-cell>
          <table:table-cell office:value-type="float" office:value="15703">
            <text:p>15703</text:p>
          </table:table-cell>
          <table:table-cell office:value-type="float" office:value="23206">
            <text:p>23206</text:p>
          </table:table-cell>
          <table:table-cell office:value-type="float" office:value="-217.25">
            <text:p>-217.25</text:p>
          </table:table-cell>
          <table:table-cell office:value-type="float" office:value="-51.25">
            <text:p>-51.25</text:p>
          </table:table-cell>
          <table:table-cell office:value-type="float" office:value="-92.125">
            <text:p>-92.125</text:p>
          </table:table-cell>
          <table:table-cell office:value-type="float" office:value="-0.0197859744990893">
            <text:p>-0.0197859745</text:p>
          </table:table-cell>
          <table:table-cell office:value-type="float" office:value="-0.00326370757180157">
            <text:p>-0.0032637076</text:p>
          </table:table-cell>
          <table:table-cell office:value-type="float" office:value="-0.00396987847970352">
            <text:p>-0.0039698785</text:p>
          </table:table-cell>
          <table:table-cell office:value-type="float" office:value="0.93151639943547">
            <text:p>0.9315163994</text:p>
          </table:table-cell>
          <table:table-cell office:value-type="float" office:value="0.988597901001438">
            <text:p>0.988597901</text:p>
          </table:table-cell>
          <table:table-cell office:value-type="float" office:value="0.986136314793919">
            <text:p>0.98613631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1314">
            <text:p>11314</text:p>
          </table:table-cell>
          <table:table-cell office:value-type="float" office:value="15143">
            <text:p>15143</text:p>
          </table:table-cell>
          <table:table-cell office:value-type="float" office:value="21998">
            <text:p>21998</text:p>
          </table:table-cell>
          <table:table-cell office:value-type="float" office:value="-232">
            <text:p>-232</text:p>
          </table:table-cell>
          <table:table-cell office:value-type="float" office:value="-244.375">
            <text:p>-244.375</text:p>
          </table:table-cell>
          <table:table-cell office:value-type="float" office:value="-245.5">
            <text:p>-245.5</text:p>
          </table:table-cell>
          <table:table-cell office:value-type="float" office:value="-0.0205055683224324">
            <text:p>-0.0205055683</text:p>
          </table:table-cell>
          <table:table-cell office:value-type="float" office:value="-0.0161378194545334">
            <text:p>-0.0161378195</text:p>
          </table:table-cell>
          <table:table-cell office:value-type="float" office:value="-0.0111601054641331">
            <text:p>-0.0111601055</text:p>
          </table:table-cell>
          <table:table-cell office:value-type="float" office:value="0.92905464840265">
            <text:p>0.9290546484</text:p>
          </table:table-cell>
          <table:table-cell office:value-type="float" office:value="0.944028073173957">
            <text:p>0.9440280732</text:p>
          </table:table-cell>
          <table:table-cell office:value-type="float" office:value="0.961183744865316">
            <text:p>0.9611837449</text:p>
          </table:table-cell>
          <table:table-cell office:value-type="float" office:value="-33.4551055234673">
            <text:p>-33.45510552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877">
            <text:p>877</text:p>
          </table:table-cell>
          <table:table-cell office:value-type="float" office:value="11211">
            <text:p>11211</text:p>
          </table:table-cell>
          <table:table-cell office:value-type="float" office:value="14768">
            <text:p>14768</text:p>
          </table:table-cell>
          <table:table-cell office:value-type="float" office:value="21070">
            <text:p>21070</text:p>
          </table:table-cell>
          <table:table-cell office:value-type="float" office:value="-139.375">
            <text:p>-139.375</text:p>
          </table:table-cell>
          <table:table-cell office:value-type="float" office:value="20.125">
            <text:p>20.125</text:p>
          </table:table-cell>
          <table:table-cell office:value-type="float" office:value="-79">
            <text:p>-79</text:p>
          </table:table-cell>
          <table:table-cell office:value-type="float" office:value="-0.0124319864418874">
            <text:p>-0.0124319864</text:p>
          </table:table-cell>
          <table:table-cell office:value-type="float" office:value="0.00136274377031419">
            <text:p>0.0013627438</text:p>
          </table:table-cell>
          <table:table-cell office:value-type="float" office:value="-0.00374940673943996">
            <text:p>-0.0037494067</text:p>
          </table:table-cell>
          <table:table-cell office:value-type="float" office:value="0.956790973855701">
            <text:p>0.9567909739</text:p>
          </table:table-cell>
          <table:table-cell office:value-type="float" office:value="1.00477324305444">
            <text:p>1.0047732431</text:p>
          </table:table-cell>
          <table:table-cell office:value-type="float" office:value="0.98690463019172">
            <text:p>0.98690463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11005">
            <text:p>11005</text:p>
          </table:table-cell>
          <table:table-cell office:value-type="float" office:value="14488">
            <text:p>14488</text:p>
          </table:table-cell>
          <table:table-cell office:value-type="float" office:value="21797">
            <text:p>21797</text:p>
          </table:table-cell>
          <table:table-cell office:value-type="float" office:value="-204.375">
            <text:p>-204.375</text:p>
          </table:table-cell>
          <table:table-cell office:value-type="float" office:value="-284">
            <text:p>-284</text:p>
          </table:table-cell>
          <table:table-cell office:value-type="float" office:value="-157.25">
            <text:p>-157.25</text:p>
          </table:table-cell>
          <table:table-cell office:value-type="float" office:value="-0.0185711040436165">
            <text:p>-0.018571104</text:p>
          </table:table-cell>
          <table:table-cell office:value-type="float" office:value="-0.0196024295969078">
            <text:p>-0.0196024296</text:p>
          </table:table-cell>
          <table:table-cell office:value-type="float" office:value="-0.00721429554525852">
            <text:p>-0.0072142955</text:p>
          </table:table-cell>
          <table:table-cell office:value-type="float" office:value="0.935677112221924">
            <text:p>0.9356771122</text:p>
          </table:table-cell>
          <table:table-cell office:value-type="float" office:value="0.932144636693182">
            <text:p>0.9321446367</text:p>
          </table:table-cell>
          <table:table-cell office:value-type="float" office:value="0.974851975869615">
            <text:p>0.9748519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table:number-columns-repeated="2" office:value-type="float" office:value="1309">
            <text:p>1309</text:p>
          </table:table-cell>
          <table:table-cell office:value-type="float" office:value="10845">
            <text:p>10845</text:p>
          </table:table-cell>
          <table:table-cell office:value-type="float" office:value="14483">
            <text:p>14483</text:p>
          </table:table-cell>
          <table:table-cell office:value-type="float" office:value="21332">
            <text:p>21332</text:p>
          </table:table-cell>
          <table:table-cell office:value-type="float" office:value="-65.25">
            <text:p>-65.25</text:p>
          </table:table-cell>
          <table:table-cell office:value-type="float" office:value="-156.25">
            <text:p>-156.25</text:p>
          </table:table-cell>
          <table:table-cell office:value-type="float" office:value="1.375">
            <text:p>1.375</text:p>
          </table:table-cell>
          <table:table-cell office:value-type="float" office:value="-0.00601659751037344">
            <text:p>-0.0060165975</text:p>
          </table:table-cell>
          <table:table-cell office:value-type="float" office:value="-0.0107885106676793">
            <text:p>-0.0107885107</text:p>
          </table:table-cell>
          <table:table-cell table:style-name="ce17" office:value-type="float" office:value="0.0000644571535720983">
            <text:p>6.45E-005</text:p>
          </table:table-cell>
          <table:table-cell office:value-type="float" office:value="0.979012859627073">
            <text:p>0.9790128596</text:p>
          </table:table-cell>
          <table:table-cell office:value-type="float" office:value="0.962468340909479">
            <text:p>0.9624683409</text:p>
          </table:table-cell>
          <table:table-cell office:value-type="float" office:value="1.00022560818076">
            <text:p>1.00022560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10962">
            <text:p>10962</text:p>
          </table:table-cell>
          <table:table-cell office:value-type="float" office:value="14526">
            <text:p>14526</text:p>
          </table:table-cell>
          <table:table-cell office:value-type="float" office:value="20687">
            <text:p>20687</text:p>
          </table:table-cell>
          <table:table-cell office:value-type="float" office:value="-7.875">
            <text:p>-7.875</text:p>
          </table:table-cell>
          <table:table-cell office:value-type="float" office:value="-14">
            <text:p>-14</text:p>
          </table:table-cell>
          <table:table-cell office:value-type="float" office:value="-375.375">
            <text:p>-375.375</text:p>
          </table:table-cell>
          <table:table-cell office:value-type="float" office:value="-0.000718390804597701">
            <text:p>-0.0007183908</text:p>
          </table:table-cell>
          <table:table-cell office:value-type="float" office:value="-0.000963789067878287">
            <text:p>-0.0009637891</text:p>
          </table:table-cell>
          <table:table-cell office:value-type="float" office:value="-0.0181454536665539">
            <text:p>-0.0181454537</text:p>
          </table:table-cell>
          <table:table-cell office:value-type="float" office:value="0.99748664371119">
            <text:p>0.9974866437</text:p>
          </table:table-cell>
          <table:table-cell office:value-type="float" office:value="0.996628558885586">
            <text:p>0.9966285589</text:p>
          </table:table-cell>
          <table:table-cell office:value-type="float" office:value="0.937136256845041">
            <text:p>0.93713625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780">
            <text:p>780</text:p>
          </table:table-cell>
          <table:table-cell office:value-type="float" office:value="11162">
            <text:p>11162</text:p>
          </table:table-cell>
          <table:table-cell office:value-type="float" office:value="14719">
            <text:p>14719</text:p>
          </table:table-cell>
          <table:table-cell office:value-type="float" office:value="20971">
            <text:p>20971</text:p>
          </table:table-cell>
          <table:table-cell office:value-type="float" office:value="32.375">
            <text:p>32.375</text:p>
          </table:table-cell>
          <table:table-cell office:value-type="float" office:value="-40.125">
            <text:p>-40.125</text:p>
          </table:table-cell>
          <table:table-cell office:value-type="float" office:value="-432.625">
            <text:p>-432.625</text:p>
          </table:table-cell>
          <table:table-cell office:value-type="float" office:value="0.0029004658663322">
            <text:p>0.0029004659</text:p>
          </table:table-cell>
          <table:table-cell office:value-type="float" office:value="-0.00272606834703445">
            <text:p>-0.0027260683</text:p>
          </table:table-cell>
          <table:table-cell office:value-type="float" office:value="-0.0206296790806352">
            <text:p>-0.0206296791</text:p>
          </table:table-cell>
          <table:table-cell office:value-type="float" office:value="1.01016811942856">
            <text:p>1.0101681194</text:p>
          </table:table-cell>
          <table:table-cell office:value-type="float" office:value="0.9904733264247">
            <text:p>0.9904733264</text:p>
          </table:table-cell>
          <table:table-cell office:value-type="float" office:value="0.928630267189358">
            <text:p>0.9286302672</text:p>
          </table:table-cell>
          <table:table-cell table:number-columns-repeated="2" office:value-type="float" office:value="0">
            <text:p>0</text:p>
          </table:table-cell>
          <table:table-cell office:value-type="float" office:value="-33.2517358282026">
            <text:p>-33.251735828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10555">
            <text:p>10555</text:p>
          </table:table-cell>
          <table:table-cell office:value-type="float" office:value="14188">
            <text:p>14188</text:p>
          </table:table-cell>
          <table:table-cell office:value-type="float" office:value="21482">
            <text:p>21482</text:p>
          </table:table-cell>
          <table:table-cell office:value-type="float" office:value="-117.25">
            <text:p>-117.25</text:p>
          </table:table-cell>
          <table:table-cell office:value-type="float" office:value="-166.25">
            <text:p>-166.25</text:p>
          </table:table-cell>
          <table:table-cell office:value-type="float" office:value="-92.625">
            <text:p>-92.625</text:p>
          </table:table-cell>
          <table:table-cell office:value-type="float" office:value="-0.0111084793936523">
            <text:p>-0.0111084794</text:p>
          </table:table-cell>
          <table:table-cell office:value-type="float" office:value="-0.0117176487172258">
            <text:p>-0.0117176487</text:p>
          </table:table-cell>
          <table:table-cell office:value-type="float" office:value="-0.00431174937156689">
            <text:p>-0.0043117494</text:p>
          </table:table-cell>
          <table:table-cell office:value-type="float" office:value="0.961362182818518">
            <text:p>0.9613621828</text:p>
          </table:table-cell>
          <table:table-cell office:value-type="float" office:value="0.959257343940972">
            <text:p>0.9592573439</text:p>
          </table:table-cell>
          <table:table-cell office:value-type="float" office:value="0.984945315917497">
            <text:p>0.98494531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10330">
            <text:p>10330</text:p>
          </table:table-cell>
          <table:table-cell office:value-type="float" office:value="14086">
            <text:p>14086</text:p>
          </table:table-cell>
          <table:table-cell office:value-type="float" office:value="20927">
            <text:p>20927</text:p>
          </table:table-cell>
          <table:table-cell office:value-type="float" office:value="-22.625">
            <text:p>-22.625</text:p>
          </table:table-cell>
          <table:table-cell office:value-type="float" office:value="-358.5">
            <text:p>-358.5</text:p>
          </table:table-cell>
          <table:table-cell office:value-type="float" office:value="-42">
            <text:p>-42</text:p>
          </table:table-cell>
          <table:table-cell office:value-type="float" office:value="-0.00219022265246854">
            <text:p>-0.0021902227</text:p>
          </table:table-cell>
          <table:table-cell office:value-type="float" office:value="-0.0254508022149652">
            <text:p>-0.0254508022</text:p>
          </table:table-cell>
          <table:table-cell office:value-type="float" office:value="-0.00200697663305777">
            <text:p>-0.0020069766</text:p>
          </table:table-cell>
          <table:table-cell office:value-type="float" office:value="0.992343622983884">
            <text:p>0.992343623</text:p>
          </table:table-cell>
          <table:table-cell office:value-type="float" office:value="0.912191769181057">
            <text:p>0.9121917692</text:p>
          </table:table-cell>
          <table:table-cell office:value-type="float" office:value="0.992983476576501">
            <text:p>0.9929834766</text:p>
          </table:table-cell>
          <table:table-cell office:value-type="float" office:value="0">
            <text:p>0</text:p>
          </table:table-cell>
          <table:table-cell office:value-type="float" office:value="-26.8867244270133">
            <text:p>-26.8867244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10060">
            <text:p>10060</text:p>
          </table:table-cell>
          <table:table-cell office:value-type="float" office:value="14186">
            <text:p>14186</text:p>
          </table:table-cell>
          <table:table-cell office:value-type="float" office:value="20251">
            <text:p>20251</text:p>
          </table:table-cell>
          <table:table-cell office:value-type="float" office:value="-59.875">
            <text:p>-59.875</text:p>
          </table:table-cell>
          <table:table-cell office:value-type="float" office:value="-230">
            <text:p>-230</text:p>
          </table:table-cell>
          <table:table-cell office:value-type="float" office:value="-304.875">
            <text:p>-304.875</text:p>
          </table:table-cell>
          <table:table-cell office:value-type="float" office:value="-0.00595178926441352">
            <text:p>-0.0059517893</text:p>
          </table:table-cell>
          <table:table-cell office:value-type="float" office:value="-0.0162131679120259">
            <text:p>-0.0162131679</text:p>
          </table:table-cell>
          <table:table-cell office:value-type="float" office:value="-0.015054812108044">
            <text:p>-0.0150548121</text:p>
          </table:table-cell>
          <table:table-cell office:value-type="float" office:value="0.979238168213631">
            <text:p>0.9792381682</text:p>
          </table:table-cell>
          <table:table-cell office:value-type="float" office:value="0.943769131262847">
            <text:p>0.9437691313</text:p>
          </table:table-cell>
          <table:table-cell office:value-type="float" office:value="0.947752386462358">
            <text:p>0.94775238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9814">
            <text:p>9814</text:p>
          </table:table-cell>
          <table:table-cell office:value-type="float" office:value="14282">
            <text:p>14282</text:p>
          </table:table-cell>
          <table:table-cell office:value-type="float" office:value="20610">
            <text:p>20610</text:p>
          </table:table-cell>
          <table:table-cell office:value-type="float" office:value="-207">
            <text:p>-207</text:p>
          </table:table-cell>
          <table:table-cell office:value-type="float" office:value="1.625">
            <text:p>1.625</text:p>
          </table:table-cell>
          <table:table-cell office:value-type="float" office:value="-416.875">
            <text:p>-416.875</text:p>
          </table:table-cell>
          <table:table-cell office:value-type="float" office:value="-0.0210923170980232">
            <text:p>-0.0210923171</text:p>
          </table:table-cell>
          <table:table-cell office:value-type="float" office:value="0.0001137795826915">
            <text:p>0.0001137796</text:p>
          </table:table-cell>
          <table:table-cell office:value-type="float" office:value="-0.0202268316351286">
            <text:p>-0.0202268316</text:p>
          </table:table-cell>
          <table:table-cell office:value-type="float" office:value="0.927048866404423">
            <text:p>0.9270488664</text:p>
          </table:table-cell>
          <table:table-cell office:value-type="float" office:value="1.00039825391318">
            <text:p>1.0003982539</text:p>
          </table:table-cell>
          <table:table-cell office:value-type="float" office:value="0.930007973724322">
            <text:p>0.9300079737</text:p>
          </table:table-cell>
          <table:table-cell office:value-type="float" office:value="-32.5147381868182">
            <text:p>-32.5147381868</text:p>
          </table:table-cell>
          <table:table-cell office:value-type="float" office:value="0">
            <text:p>0</text:p>
          </table:table-cell>
          <table:table-cell office:value-type="float" office:value="-33.9209438828707">
            <text:p>-33.920943882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10067">
            <text:p>10067</text:p>
          </table:table-cell>
          <table:table-cell office:value-type="float" office:value="13364">
            <text:p>13364</text:p>
          </table:table-cell>
          <table:table-cell office:value-type="float" office:value="18814">
            <text:p>18814</text:p>
          </table:table-cell>
          <table:table-cell office:value-type="float" office:value="-174.25">
            <text:p>-174.25</text:p>
          </table:table-cell>
          <table:table-cell office:value-type="float" office:value="-172.375">
            <text:p>-172.375</text:p>
          </table:table-cell>
          <table:table-cell office:value-type="float" office:value="-207.25">
            <text:p>-207.25</text:p>
          </table:table-cell>
          <table:table-cell office:value-type="float" office:value="-0.0173090295023344">
            <text:p>-0.0173090295</text:p>
          </table:table-cell>
          <table:table-cell office:value-type="float" office:value="-0.0128984585453457">
            <text:p>-0.0128984585</text:p>
          </table:table-cell>
          <table:table-cell office:value-type="float" office:value="-0.0110157329648134">
            <text:p>-0.011015733</text:p>
          </table:table-cell>
          <table:table-cell office:value-type="float" office:value="0.940005617646363">
            <text:p>0.9400056176</text:p>
          </table:table-cell>
          <table:table-cell office:value-type="float" office:value="0.955181480747668">
            <text:p>0.9551814807</text:p>
          </table:table-cell>
          <table:table-cell office:value-type="float" office:value="0.961682773513747">
            <text:p>0.96168277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table:number-columns-repeated="2" office:value-type="float" office:value="781">
            <text:p>781</text:p>
          </table:table-cell>
          <table:table-cell office:value-type="float" office:value="9650">
            <text:p>9650</text:p>
          </table:table-cell>
          <table:table-cell office:value-type="float" office:value="13300">
            <text:p>13300</text:p>
          </table:table-cell>
          <table:table-cell office:value-type="float" office:value="18865">
            <text:p>18865</text:p>
          </table:table-cell>
          <table:table-cell office:value-type="float" office:value="-94.875">
            <text:p>-94.875</text:p>
          </table:table-cell>
          <table:table-cell office:value-type="float" office:value="-355">
            <text:p>-355</text:p>
          </table:table-cell>
          <table:table-cell office:value-type="float" office:value="-445.125">
            <text:p>-445.125</text:p>
          </table:table-cell>
          <table:table-cell office:value-type="float" office:value="-0.00983160621761658">
            <text:p>-0.0098316062</text:p>
          </table:table-cell>
          <table:table-cell office:value-type="float" office:value="-0.0266917293233083">
            <text:p>-0.0266917293</text:p>
          </table:table-cell>
          <table:table-cell office:value-type="float" office:value="-0.0235952822687517">
            <text:p>-0.0235952823</text:p>
          </table:table-cell>
          <table:table-cell office:value-type="float" office:value="0.965778832780746">
            <text:p>0.9657788328</text:p>
          </table:table-cell>
          <table:table-cell office:value-type="float" office:value="0.907975346260388">
            <text:p>0.9079753463</text:p>
          </table:table-cell>
          <table:table-cell office:value-type="float" office:value="0.91850771725624">
            <text:p>0.9185077173</text:p>
          </table:table-cell>
          <table:table-cell office:value-type="float" office:value="0">
            <text:p>0</text:p>
          </table:table-cell>
          <table:table-cell office:value-type="float" office:value="-25.6204763842209">
            <text:p>-25.6204763842</text:p>
          </table:table-cell>
          <table:table-cell office:value-type="float" office:value="-29.0285628923237">
            <text:p>-29.028562892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9594">
            <text:p>9594</text:p>
          </table:table-cell>
          <table:table-cell office:value-type="float" office:value="14186">
            <text:p>14186</text:p>
          </table:table-cell>
          <table:table-cell office:value-type="float" office:value="19785">
            <text:p>19785</text:p>
          </table:table-cell>
          <table:table-cell office:value-type="float" office:value="-103.75">
            <text:p>-103.75</text:p>
          </table:table-cell>
          <table:table-cell office:value-type="float" office:value="-230">
            <text:p>-230</text:p>
          </table:table-cell>
          <table:table-cell office:value-type="float" office:value="-317.5">
            <text:p>-317.5</text:p>
          </table:table-cell>
          <table:table-cell office:value-type="float" office:value="-0.0108140504481968">
            <text:p>-0.0108140504</text:p>
          </table:table-cell>
          <table:table-cell office:value-type="float" office:value="-0.0162131679120259">
            <text:p>-0.0162131679</text:p>
          </table:table-cell>
          <table:table-cell office:value-type="float" office:value="-0.0160475107404599">
            <text:p>-0.0160475107</text:p>
          </table:table-cell>
          <table:table-cell office:value-type="float" office:value="0.96238003305802">
            <text:p>0.9623800331</text:p>
          </table:table-cell>
          <table:table-cell office:value-type="float" office:value="0.943769131262847">
            <text:p>0.9437691313</text:p>
          </table:table-cell>
          <table:table-cell office:value-type="float" office:value="0.944338456706282">
            <text:p>0.94433845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9555">
            <text:p>9555</text:p>
          </table:table-cell>
          <table:table-cell office:value-type="float" office:value="13010">
            <text:p>13010</text:p>
          </table:table-cell>
          <table:table-cell office:value-type="float" office:value="20049">
            <text:p>20049</text:p>
          </table:table-cell>
          <table:table-cell office:value-type="float" office:value="-208.125">
            <text:p>-208.125</text:p>
          </table:table-cell>
          <table:table-cell office:value-type="float" office:value="-140.375">
            <text:p>-140.375</text:p>
          </table:table-cell>
          <table:table-cell office:value-type="float" office:value="-404.25">
            <text:p>-404.25</text:p>
          </table:table-cell>
          <table:table-cell office:value-type="float" office:value="-0.0217817896389325">
            <text:p>-0.0217817896</text:p>
          </table:table-cell>
          <table:table-cell office:value-type="float" office:value="-0.0107897770945427">
            <text:p>-0.0107897771</text:p>
          </table:table-cell>
          <table:table-cell office:value-type="float" office:value="-0.0201631004040102">
            <text:p>-0.0201631004</text:p>
          </table:table-cell>
          <table:table-cell office:value-type="float" office:value="0.924693651129091">
            <text:p>0.9246936511</text:p>
          </table:table-cell>
          <table:table-cell office:value-type="float" office:value="0.962463961977011">
            <text:p>0.962463962</text:p>
          </table:table-cell>
          <table:table-cell office:value-type="float" office:value="0.930225987797053">
            <text:p>0.9302259878</text:p>
          </table:table-cell>
          <table:table-cell office:value-type="float" office:value="-31.4744789634773">
            <text:p>-31.4744789635</text:p>
          </table:table-cell>
          <table:table-cell office:value-type="float" office:value="0">
            <text:p>0</text:p>
          </table:table-cell>
          <table:table-cell office:value-type="float" office:value="-34.0292636357443">
            <text:p>-34.029263635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 office:value-type="float" office:value="1146">
            <text:p>1146</text:p>
          </table:table-cell>
          <table:table-cell office:value-type="float" office:value="9161">
            <text:p>9161</text:p>
          </table:table-cell>
          <table:table-cell office:value-type="float" office:value="12625">
            <text:p>12625</text:p>
          </table:table-cell>
          <table:table-cell office:value-type="float" office:value="18194">
            <text:p>18194</text:p>
          </table:table-cell>
          <table:table-cell office:value-type="float" office:value="-148.875">
            <text:p>-148.875</text:p>
          </table:table-cell>
          <table:table-cell office:value-type="float" office:value="-236.125">
            <text:p>-236.125</text:p>
          </table:table-cell>
          <table:table-cell office:value-type="float" office:value="-217.625">
            <text:p>-217.625</text:p>
          </table:table-cell>
          <table:table-cell office:value-type="float" office:value="-0.0162509551359022">
            <text:p>-0.0162509551</text:p>
          </table:table-cell>
          <table:table-cell office:value-type="float" office:value="-0.0187029702970297">
            <text:p>-0.0187029703</text:p>
          </table:table-cell>
          <table:table-cell office:value-type="float" office:value="-0.0119613608882049">
            <text:p>-0.0119613609</text:p>
          </table:table-cell>
          <table:table-cell office:value-type="float" office:value="0.943639280368287">
            <text:p>0.9436392804</text:p>
          </table:table-cell>
          <table:table-cell office:value-type="float" office:value="0.935225214112342">
            <text:p>0.9352252141</text:p>
          </table:table-cell>
          <table:table-cell office:value-type="float" office:value="0.958415662233707">
            <text:p>0.95841566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05">
            <text:p>705</text:p>
          </table:table-cell>
          <table:table-cell office:value-type="float" office:value="9040">
            <text:p>9040</text:p>
          </table:table-cell>
          <table:table-cell office:value-type="float" office:value="12468">
            <text:p>12468</text:p>
          </table:table-cell>
          <table:table-cell office:value-type="float" office:value="18161">
            <text:p>18161</text:p>
          </table:table-cell>
          <table:table-cell office:value-type="float" office:value="-84.25">
            <text:p>-84.25</text:p>
          </table:table-cell>
          <table:table-cell office:value-type="float" office:value="-129">
            <text:p>-129</text:p>
          </table:table-cell>
          <table:table-cell office:value-type="float" office:value="-248.75">
            <text:p>-248.75</text:p>
          </table:table-cell>
          <table:table-cell office:value-type="float" office:value="-0.00931969026548672">
            <text:p>-0.0093196903</text:p>
          </table:table-cell>
          <table:table-cell office:value-type="float" office:value="-0.0103464870067372">
            <text:p>-0.010346487</text:p>
          </table:table-cell>
          <table:table-cell office:value-type="float" office:value="-0.0136969329882716">
            <text:p>-0.013696933</text:p>
          </table:table-cell>
          <table:table-cell office:value-type="float" office:value="0.96755132305902">
            <text:p>0.9675513231</text:p>
          </table:table-cell>
          <table:table-cell office:value-type="float" office:value="0.963997113071446">
            <text:p>0.9639971131</text:p>
          </table:table-cell>
          <table:table-cell office:value-type="float" office:value="0.952428442248688">
            <text:p>0.95242844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8677">
            <text:p>8677</text:p>
          </table:table-cell>
          <table:table-cell office:value-type="float" office:value="12263">
            <text:p>12263</text:p>
          </table:table-cell>
          <table:table-cell office:value-type="float" office:value="19327">
            <text:p>19327</text:p>
          </table:table-cell>
          <table:table-cell office:value-type="float" office:value="-221.75">
            <text:p>-221.75</text:p>
          </table:table-cell>
          <table:table-cell office:value-type="float" office:value="-118">
            <text:p>-118</text:p>
          </table:table-cell>
          <table:table-cell office:value-type="float" office:value="-296.375">
            <text:p>-296.375</text:p>
          </table:table-cell>
          <table:table-cell office:value-type="float" office:value="-0.0255560677653567">
            <text:p>-0.0255560678</text:p>
          </table:table-cell>
          <table:table-cell office:value-type="float" office:value="-0.00962244149066297">
            <text:p>-0.0096224415</text:p>
          </table:table-cell>
          <table:table-cell office:value-type="float" office:value="-0.0153347648367569">
            <text:p>-0.0153347648</text:p>
          </table:table-cell>
          <table:table-cell office:value-type="float" office:value="0.911833863516522">
            <text:p>0.9118338635</text:p>
          </table:table-cell>
          <table:table-cell office:value-type="float" office:value="0.966502933887952">
            <text:p>0.9665029339</text:p>
          </table:table-cell>
          <table:table-cell office:value-type="float" office:value="0.946789226896044">
            <text:p>0.9467892269</text:p>
          </table:table-cell>
          <table:table-cell office:value-type="float" office:value="-26.7745379852241">
            <text:p>-26.77453798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604">
            <text:p>604</text:p>
          </table:table-cell>
          <table:table-cell office:value-type="float" office:value="971">
            <text:p>971</text:p>
          </table:table-cell>
          <table:table-cell office:value-type="float" office:value="604">
            <text:p>604</text:p>
          </table:table-cell>
          <table:table-cell office:value-type="float" office:value="8783">
            <text:p>8783</text:p>
          </table:table-cell>
          <table:table-cell office:value-type="float" office:value="12008">
            <text:p>12008</text:p>
          </table:table-cell>
          <table:table-cell office:value-type="float" office:value="17483">
            <text:p>17483</text:p>
          </table:table-cell>
          <table:table-cell office:value-type="float" office:value="-172">
            <text:p>-172</text:p>
          </table:table-cell>
          <table:table-cell office:value-type="float" office:value="-321.25">
            <text:p>-321.25</text:p>
          </table:table-cell>
          <table:table-cell office:value-type="float" office:value="-232.25">
            <text:p>-232.25</text:p>
          </table:table-cell>
          <table:table-cell office:value-type="float" office:value="-0.0195832858932028">
            <text:p>-0.0195832859</text:p>
          </table:table-cell>
          <table:table-cell office:value-type="float" office:value="-0.0267529980013324">
            <text:p>-0.026752998</text:p>
          </table:table-cell>
          <table:table-cell office:value-type="float" office:value="-0.0132843333523995">
            <text:p>-0.0132843334</text:p>
          </table:table-cell>
          <table:table-cell office:value-type="float" office:value="0.932210169343085">
            <text:p>0.9322101693</text:p>
          </table:table-cell>
          <table:table-cell office:value-type="float" office:value="0.907767323883373">
            <text:p>0.9077673239</text:p>
          </table:table-cell>
          <table:table-cell office:value-type="float" office:value="0.953850721351333">
            <text:p>0.9538507214</text:p>
          </table:table-cell>
          <table:table-cell office:value-type="float" office:value="0">
            <text:p>0</text:p>
          </table:table-cell>
          <table:table-cell office:value-type="float" office:value="-25.561000438974">
            <text:p>-25.5610004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931">
            <text:p>931</text:p>
          </table:table-cell>
          <table:table-cell office:value-type="float" office:value="8734">
            <text:p>8734</text:p>
          </table:table-cell>
          <table:table-cell office:value-type="float" office:value="11756">
            <text:p>11756</text:p>
          </table:table-cell>
          <table:table-cell office:value-type="float" office:value="16921">
            <text:p>16921</text:p>
          </table:table-cell>
          <table:table-cell office:value-type="float" office:value="-136">
            <text:p>-136</text:p>
          </table:table-cell>
          <table:table-cell office:value-type="float" office:value="-128.75">
            <text:p>-128.75</text:p>
          </table:table-cell>
          <table:table-cell office:value-type="float" office:value="-344.375">
            <text:p>-344.375</text:p>
          </table:table-cell>
          <table:table-cell office:value-type="float" office:value="-0.0155713304327914">
            <text:p>-0.0155713304</text:p>
          </table:table-cell>
          <table:table-cell office:value-type="float" office:value="-0.0109518543722355">
            <text:p>-0.0109518544</text:p>
          </table:table-cell>
          <table:table-cell office:value-type="float" office:value="-0.0203519295549908">
            <text:p>-0.0203519296</text:p>
          </table:table-cell>
          <table:table-cell office:value-type="float" office:value="0.945975577494867">
            <text:p>0.9459755775</text:p>
          </table:table-cell>
          <table:table-cell office:value-type="float" office:value="0.96190359820099">
            <text:p>0.9619035982</text:p>
          </table:table-cell>
          <table:table-cell office:value-type="float" office:value="0.92958008058929">
            <text:p>0.9295800806</text:p>
          </table:table-cell>
          <table:table-cell table:number-columns-repeated="2" office:value-type="float" office:value="0">
            <text:p>0</text:p>
          </table:table-cell>
          <table:table-cell office:value-type="float" office:value="-33.7102958997096">
            <text:p>-33.710295899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640">
            <text:p>8640</text:p>
          </table:table-cell>
          <table:table-cell office:value-type="float" office:value="12650">
            <text:p>12650</text:p>
          </table:table-cell>
          <table:table-cell office:value-type="float" office:value="17992">
            <text:p>17992</text:p>
          </table:table-cell>
          <table:table-cell office:value-type="float" office:value="-116.75">
            <text:p>-116.75</text:p>
          </table:table-cell>
          <table:table-cell office:value-type="float" office:value="-333.5">
            <text:p>-333.5</text:p>
          </table:table-cell>
          <table:table-cell office:value-type="float" office:value="-390.125">
            <text:p>-390.125</text:p>
          </table:table-cell>
          <table:table-cell office:value-type="float" office:value="-0.0135127314814815">
            <text:p>-0.0135127315</text:p>
          </table:table-cell>
          <table:table-cell office:value-type="float" office:value="-0.0263636363636364">
            <text:p>-0.0263636364</text:p>
          </table:table-cell>
          <table:table-cell office:value-type="float" office:value="-0.0216832481102712">
            <text:p>-0.0216832481</text:p>
          </table:table-cell>
          <table:table-cell office:value-type="float" office:value="0.953063323882512">
            <text:p>0.9530633239</text:p>
          </table:table-cell>
          <table:table-cell office:value-type="float" office:value="0.909089553719008">
            <text:p>0.9090895537</text:p>
          </table:table-cell>
          <table:table-cell office:value-type="float" office:value="0.925030151581329">
            <text:p>0.9250301516</text:p>
          </table:table-cell>
          <table:table-cell office:value-type="float" office:value="0">
            <text:p>0</text:p>
          </table:table-cell>
          <table:table-cell office:value-type="float" office:value="-25.9436727786594">
            <text:p>-25.9436727787</text:p>
          </table:table-cell>
          <table:table-cell office:value-type="float" office:value="-31.6191042823637">
            <text:p>-31.619104282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8244">
            <text:p>8244</text:p>
          </table:table-cell>
          <table:table-cell office:value-type="float" office:value="11958">
            <text:p>11958</text:p>
          </table:table-cell>
          <table:table-cell office:value-type="float" office:value="18810">
            <text:p>18810</text:p>
          </table:table-cell>
          <table:table-cell office:value-type="float" office:value="-198.875">
            <text:p>-198.875</text:p>
          </table:table-cell>
          <table:table-cell office:value-type="float" office:value="-484.25">
            <text:p>-484.25</text:p>
          </table:table-cell>
          <table:table-cell office:value-type="float" office:value="-301.125">
            <text:p>-301.125</text:p>
          </table:table-cell>
          <table:table-cell office:value-type="float" office:value="-0.0241236050460941">
            <text:p>-0.024123605</text:p>
          </table:table-cell>
          <table:table-cell office:value-type="float" office:value="-0.0404959023248035">
            <text:p>-0.0404959023</text:p>
          </table:table-cell>
          <table:table-cell office:value-type="float" office:value="-0.0160087719298246">
            <text:p>-0.0160087719</text:p>
          </table:table-cell>
          <table:table-cell office:value-type="float" office:value="0.916708001046694">
            <text:p>0.916708001</text:p>
          </table:table-cell>
          <table:table-cell office:value-type="float" office:value="0.861478581349184">
            <text:p>0.8614785813</text:p>
          </table:table-cell>
          <table:table-cell office:value-type="float" office:value="0.944471608571868">
            <text:p>0.9444716086</text:p>
          </table:table-cell>
          <table:table-cell office:value-type="float" office:value="-28.3851666627356">
            <text:p>-28.3851666627</text:p>
          </table:table-cell>
          <table:table-cell office:value-type="float" office:value="-16.7675156568235">
            <text:p>-16.76751565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8537">
            <text:p>8537</text:p>
          </table:table-cell>
          <table:table-cell office:value-type="float" office:value="11370">
            <text:p>11370</text:p>
          </table:table-cell>
          <table:table-cell office:value-type="float" office:value="16957">
            <text:p>16957</text:p>
          </table:table-cell>
          <table:table-cell office:value-type="float" office:value="-191.875">
            <text:p>-191.875</text:p>
          </table:table-cell>
          <table:table-cell office:value-type="float" office:value="-175.25">
            <text:p>-175.25</text:p>
          </table:table-cell>
          <table:table-cell office:value-type="float" office:value="-197.75">
            <text:p>-197.75</text:p>
          </table:table-cell>
          <table:table-cell office:value-type="float" office:value="-0.0224756940377182">
            <text:p>-0.022475694</text:p>
          </table:table-cell>
          <table:table-cell office:value-type="float" office:value="-0.0154133685136324">
            <text:p>-0.0154133685</text:p>
          </table:table-cell>
          <table:table-cell office:value-type="float" office:value="-0.0116618505631892">
            <text:p>-0.0116618506</text:p>
          </table:table-cell>
          <table:table-cell office:value-type="float" office:value="0.922325178240042">
            <text:p>0.9223251782</text:p>
          </table:table-cell>
          <table:table-cell office:value-type="float" office:value="0.946518851183003">
            <text:p>0.9465188512</text:p>
          </table:table-cell>
          <table:table-cell office:value-type="float" office:value="0.959450080595612">
            <text:p>0.9594500806</text:p>
          </table:table-cell>
          <table:table-cell office:value-type="float" office:value="-30.491969937757">
            <text:p>-30.49196993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8122">
            <text:p>8122</text:p>
          </table:table-cell>
          <table:table-cell office:value-type="float" office:value="11170">
            <text:p>11170</text:p>
          </table:table-cell>
          <table:table-cell office:value-type="float" office:value="15937">
            <text:p>15937</text:p>
          </table:table-cell>
          <table:table-cell office:value-type="float" office:value="-601.375">
            <text:p>-601.375</text:p>
          </table:table-cell>
          <table:table-cell office:value-type="float" office:value="-814.375">
            <text:p>-814.375</text:p>
          </table:table-cell>
          <table:table-cell office:value-type="float" office:value="-165.375">
            <text:p>-165.375</text:p>
          </table:table-cell>
          <table:table-cell office:value-type="float" office:value="-0.0740427234671263">
            <text:p>-0.0740427235</text:p>
          </table:table-cell>
          <table:table-cell office:value-type="float" office:value="-0.0729073410922113">
            <text:p>-0.0729073411</text:p>
          </table:table-cell>
          <table:table-cell office:value-type="float" office:value="-0.0103767961347807">
            <text:p>-0.0103767961</text:p>
          </table:table-cell>
          <table:table-cell office:value-type="float" office:value="0.751595824665979">
            <text:p>0.7515958247</text:p>
          </table:table-cell>
          <table:table-cell office:value-type="float" office:value="0.755242647732127">
            <text:p>0.7552426477</text:p>
          </table:table-cell>
          <table:table-cell office:value-type="float" office:value="0.963892262208392">
            <text:p>0.9638922622</text:p>
          </table:table-cell>
          <table:table-cell office:value-type="float" office:value="-9.01043237310586">
            <text:p>-9.0104323731</text:p>
          </table:table-cell>
          <table:table-cell office:value-type="float" office:value="-9.15628851263962">
            <text:p>-9.1562885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694">
            <text:p>694</text:p>
          </table:table-cell>
          <table:table-cell office:value-type="float" office:value="1007">
            <text:p>1007</text:p>
          </table:table-cell>
          <table:table-cell office:value-type="float" office:value="7053">
            <text:p>7053</text:p>
          </table:table-cell>
          <table:table-cell office:value-type="float" office:value="10888">
            <text:p>10888</text:p>
          </table:table-cell>
          <table:table-cell office:value-type="float" office:value="17426">
            <text:p>17426</text:p>
          </table:table-cell>
          <table:table-cell office:value-type="float" office:value="-636.25">
            <text:p>-636.25</text:p>
          </table:table-cell>
          <table:table-cell office:value-type="float" office:value="-90.75">
            <text:p>-90.75</text:p>
          </table:table-cell>
          <table:table-cell office:value-type="float" office:value="-389">
            <text:p>-389</text:p>
          </table:table-cell>
          <table:table-cell office:value-type="float" office:value="-0.0902098397844889">
            <text:p>-0.0902098398</text:p>
          </table:table-cell>
          <table:table-cell office:value-type="float" office:value="-0.00833486407053637">
            <text:p>-0.0083348641</text:p>
          </table:table-cell>
          <table:table-cell office:value-type="float" office:value="-0.0223229656834615">
            <text:p>-0.0223229657</text:p>
          </table:table-cell>
          <table:table-cell office:value-type="float" office:value="0.700215678534417">
            <text:p>0.7002156785</text:p>
          </table:table-cell>
          <table:table-cell office:value-type="float" office:value="0.970964136872908">
            <text:p>0.9709641369</text:p>
          </table:table-cell>
          <table:table-cell office:value-type="float" office:value="0.922846317109819">
            <text:p>0.9228463171</text:p>
          </table:table-cell>
          <table:table-cell office:value-type="float" office:value="-7.33168664057787">
            <text:p>-7.3316866406</text:p>
          </table:table-cell>
          <table:table-cell office:value-type="float" office:value="0">
            <text:p>0</text:p>
          </table:table-cell>
          <table:table-cell office:value-type="float" office:value="-30.702977831865">
            <text:p>-30.702977831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5747">
            <text:p>5747</text:p>
          </table:table-cell>
          <table:table-cell office:value-type="float" office:value="9870">
            <text:p>9870</text:p>
          </table:table-cell>
          <table:table-cell office:value-type="float" office:value="16431">
            <text:p>16431</text:p>
          </table:table-cell>
          <table:table-cell office:value-type="float" office:value="-557.5">
            <text:p>-557.5</text:p>
          </table:table-cell>
          <table:table-cell office:value-type="float" office:value="-880.25">
            <text:p>-880.25</text:p>
          </table:table-cell>
          <table:table-cell office:value-type="float" office:value="-678.5">
            <text:p>-678.5</text:p>
          </table:table-cell>
          <table:table-cell office:value-type="float" office:value="-0.0970071341569514">
            <text:p>-0.0970071342</text:p>
          </table:table-cell>
          <table:table-cell office:value-type="float" office:value="-0.0891843971631206">
            <text:p>-0.0891843972</text:p>
          </table:table-cell>
          <table:table-cell office:value-type="float" office:value="-0.0412938956849857">
            <text:p>-0.0412938957</text:p>
          </table:table-cell>
          <table:table-cell office:value-type="float" office:value="0.678919383242266">
            <text:p>0.6789193832</text:p>
          </table:table-cell>
          <table:table-cell office:value-type="float" office:value="0.703444169055882">
            <text:p>0.7034441691</text:p>
          </table:table-cell>
          <table:table-cell office:value-type="float" office:value="0.858813529311401">
            <text:p>0.8588135293</text:p>
          </table:table-cell>
          <table:table-cell office:value-type="float" office:value="-6.79285503270405">
            <text:p>-6.7928550327</text:p>
          </table:table-cell>
          <table:table-cell office:value-type="float" office:value="-7.42009913305244">
            <text:p>-7.4200991331</text:p>
          </table:table-cell>
          <table:table-cell office:value-type="float" office:value="-16.4366963154225">
            <text:p>-16.436696315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858">
            <text:p>858</text:p>
          </table:table-cell>
          <table:table-cell office:value-type="float" office:value="4185">
            <text:p>4185</text:p>
          </table:table-cell>
          <table:table-cell office:value-type="float" office:value="9072">
            <text:p>9072</text:p>
          </table:table-cell>
          <table:table-cell office:value-type="float" office:value="14891">
            <text:p>14891</text:p>
          </table:table-cell>
          <table:table-cell office:value-type="float" office:value="-503.25">
            <text:p>-503.25</text:p>
          </table:table-cell>
          <table:table-cell office:value-type="float" office:value="-528.875">
            <text:p>-528.875</text:p>
          </table:table-cell>
          <table:table-cell office:value-type="float" office:value="-848.375">
            <text:p>-848.375</text:p>
          </table:table-cell>
          <table:table-cell office:value-type="float" office:value="-0.120250896057348">
            <text:p>-0.1202508961</text:p>
          </table:table-cell>
          <table:table-cell office:value-type="float" office:value="-0.0582975088183421">
            <text:p>-0.0582975088</text:p>
          </table:table-cell>
          <table:table-cell office:value-type="float" office:value="-0.0569723322812437">
            <text:p>-0.0569723323</text:p>
          </table:table-cell>
          <table:table-cell office:value-type="float" office:value="0.607464008684369">
            <text:p>0.6074640087</text:p>
          </table:table-cell>
          <table:table-cell office:value-type="float" office:value="0.802619974223275">
            <text:p>0.8026199742</text:p>
          </table:table-cell>
          <table:table-cell office:value-type="float" office:value="0.806958696440953">
            <text:p>0.8069586964</text:p>
          </table:table-cell>
          <table:table-cell office:value-type="float" office:value="-5.4102027828066">
            <text:p>-5.4102027828</text:p>
          </table:table-cell>
          <table:table-cell office:value-type="float" office:value="-11.5397821245717">
            <text:p>-11.5397821246</text:p>
          </table:table-cell>
          <table:table-cell office:value-type="float" office:value="-11.8164206859882">
            <text:p>-11.81642068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854">
            <text:p>854</text:p>
          </table:table-cell>
          <table:table-cell office:value-type="float" office:value="4060">
            <text:p>4060</text:p>
          </table:table-cell>
          <table:table-cell office:value-type="float" office:value="9188">
            <text:p>9188</text:p>
          </table:table-cell>
          <table:table-cell office:value-type="float" office:value="15438">
            <text:p>15438</text:p>
          </table:table-cell>
          <table:table-cell office:value-type="float" office:value="-517.25">
            <text:p>-517.25</text:p>
          </table:table-cell>
          <table:table-cell office:value-type="float" office:value="-73.875">
            <text:p>-73.875</text:p>
          </table:table-cell>
          <table:table-cell office:value-type="float" office:value="-204.5">
            <text:p>-204.5</text:p>
          </table:table-cell>
          <table:table-cell office:value-type="float" office:value="-0.127401477832512">
            <text:p>-0.1274014778</text:p>
          </table:table-cell>
          <table:table-cell office:value-type="float" office:value="-0.00804037875489769">
            <text:p>-0.0080403788</text:p>
          </table:table-cell>
          <table:table-cell office:value-type="float" office:value="-0.0132465345251976">
            <text:p>-0.0132465345</text:p>
          </table:table-cell>
          <table:table-cell office:value-type="float" office:value="0.585907855231867">
            <text:p>0.5859078552</text:p>
          </table:table-cell>
          <table:table-cell office:value-type="float" office:value="0.971985383831282">
            <text:p>0.9719853838</text:p>
          </table:table-cell>
          <table:table-cell office:value-type="float" office:value="0.953981051688586">
            <text:p>0.9539810517</text:p>
          </table:table-cell>
          <table:table-cell office:value-type="float" office:value="-5.08620961214951">
            <text:p>-5.08620961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2" office:value-type="float" office:value="880">
            <text:p>880</text:p>
          </table:table-cell>
          <table:table-cell office:value-type="float" office:value="4536">
            <text:p>4536</text:p>
          </table:table-cell>
          <table:table-cell office:value-type="float" office:value="9038">
            <text:p>9038</text:p>
          </table:table-cell>
          <table:table-cell office:value-type="float" office:value="16701">
            <text:p>16701</text:p>
          </table:table-cell>
          <table:table-cell office:value-type="float" office:value="-337.25">
            <text:p>-337.25</text:p>
          </table:table-cell>
          <table:table-cell office:value-type="float" office:value="-873.25">
            <text:p>-873.25</text:p>
          </table:table-cell>
          <table:table-cell office:value-type="float" office:value="-423.25">
            <text:p>-423.25</text:p>
          </table:table-cell>
          <table:table-cell office:value-type="float" office:value="-0.0743496472663139">
            <text:p>-0.0743496473</text:p>
          </table:table-cell>
          <table:table-cell office:value-type="float" office:value="-0.0966198273954415">
            <text:p>-0.0966198274</text:p>
          </table:table-cell>
          <table:table-cell office:value-type="float" office:value="-0.02534279384468">
            <text:p>-0.0253427938</text:p>
          </table:table-cell>
          <table:table-cell office:value-type="float" office:value="0.750610859863207">
            <text:p>0.7506108599</text:p>
          </table:table-cell>
          <table:table-cell office:value-type="float" office:value="0.680127970565968">
            <text:p>0.6801279706</text:p>
          </table:table-cell>
          <table:table-cell office:value-type="float" office:value="0.912559045655334">
            <text:p>0.9125590457</text:p>
          </table:table-cell>
          <table:table-cell office:value-type="float" office:value="-8.97176810322573">
            <text:p>-8.9717681032</text:p>
          </table:table-cell>
          <table:table-cell office:value-type="float" office:value="-6.82152226893819">
            <text:p>-6.8215222689</text:p>
          </table:table-cell>
          <table:table-cell office:value-type="float" office:value="-27.0028026784618">
            <text:p>-27.002802678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644">
            <text:p>644</text:p>
          </table:table-cell>
          <table:table-cell office:value-type="float" office:value="4910">
            <text:p>4910</text:p>
          </table:table-cell>
          <table:table-cell office:value-type="float" office:value="8512">
            <text:p>8512</text:p>
          </table:table-cell>
          <table:table-cell office:value-type="float" office:value="15894">
            <text:p>15894</text:p>
          </table:table-cell>
          <table:table-cell office:value-type="float" office:value="-240.875">
            <text:p>-240.875</text:p>
          </table:table-cell>
          <table:table-cell office:value-type="float" office:value="-364.125">
            <text:p>-364.125</text:p>
          </table:table-cell>
          <table:table-cell office:value-type="float" office:value="-622.75">
            <text:p>-622.75</text:p>
          </table:table-cell>
          <table:table-cell office:value-type="float" office:value="-0.0490580448065173">
            <text:p>-0.0490580448</text:p>
          </table:table-cell>
          <table:table-cell office:value-type="float" office:value="-0.0427778430451128">
            <text:p>-0.042777843</text:p>
          </table:table-cell>
          <table:table-cell office:value-type="float" office:value="-0.039181452120297">
            <text:p>-0.0391814521</text:p>
          </table:table-cell>
          <table:table-cell office:value-type="float" office:value="0.833013959027256">
            <text:p>0.833013959</text:p>
          </table:table-cell>
          <table:table-cell office:value-type="float" office:value="0.853864239299066">
            <text:p>0.8538642393</text:p>
          </table:table-cell>
          <table:table-cell office:value-type="float" office:value="0.865873882511861">
            <text:p>0.8658738825</text:p>
          </table:table-cell>
          <table:table-cell office:value-type="float" office:value="-13.7796445991487">
            <text:p>-13.7796445991</text:p>
          </table:table-cell>
          <table:table-cell office:value-type="float" office:value="-15.8543169993859">
            <text:p>-15.8543169994</text:p>
          </table:table-cell>
          <table:table-cell office:value-type="float" office:value="-17.3418142987242">
            <text:p>-17.341814298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4185">
            <text:p>4185</text:p>
          </table:table-cell>
          <table:table-cell office:value-type="float" office:value="7514">
            <text:p>7514</text:p>
          </table:table-cell>
          <table:table-cell office:value-type="float" office:value="14618">
            <text:p>14618</text:p>
          </table:table-cell>
          <table:table-cell office:value-type="float" office:value="-503.25">
            <text:p>-503.25</text:p>
          </table:table-cell>
          <table:table-cell office:value-type="float" office:value="-893">
            <text:p>-893</text:p>
          </table:table-cell>
          <table:table-cell office:value-type="float" office:value="-809.5">
            <text:p>-809.5</text:p>
          </table:table-cell>
          <table:table-cell office:value-type="float" office:value="-0.120250896057348">
            <text:p>-0.1202508961</text:p>
          </table:table-cell>
          <table:table-cell office:value-type="float" office:value="-0.118844822997072">
            <text:p>-0.118844823</text:p>
          </table:table-cell>
          <table:table-cell office:value-type="float" office:value="-0.0553769325489123">
            <text:p>-0.0553769325</text:p>
          </table:table-cell>
          <table:table-cell office:value-type="float" office:value="0.607464008684369">
            <text:p>0.6074640087</text:p>
          </table:table-cell>
          <table:table-cell office:value-type="float" office:value="0.61172633973853">
            <text:p>0.6117263397</text:p>
          </table:table-cell>
          <table:table-cell office:value-type="float" office:value="0.812191281209519">
            <text:p>0.8121912812</text:p>
          </table:table-cell>
          <table:table-cell office:value-type="float" office:value="-5.4102027828066">
            <text:p>-5.4102027828</text:p>
          </table:table-cell>
          <table:table-cell office:value-type="float" office:value="-5.47849187356552">
            <text:p>-5.4784918736</text:p>
          </table:table-cell>
          <table:table-cell office:value-type="float" office:value="-12.1670296553895">
            <text:p>-12.167029655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4065">
            <text:p>4065</text:p>
          </table:table-cell>
          <table:table-cell office:value-type="float" office:value="7320">
            <text:p>7320</text:p>
          </table:table-cell>
          <table:table-cell office:value-type="float" office:value="13880">
            <text:p>13880</text:p>
          </table:table-cell>
          <table:table-cell office:value-type="float" office:value="-443.375">
            <text:p>-443.375</text:p>
          </table:table-cell>
          <table:table-cell office:value-type="float" office:value="-12">
            <text:p>-12</text:p>
          </table:table-cell>
          <table:table-cell office:value-type="float" office:value="-798.875">
            <text:p>-798.875</text:p>
          </table:table-cell>
          <table:table-cell office:value-type="float" office:value="-0.109071340713407">
            <text:p>-0.1090713407</text:p>
          </table:table-cell>
          <table:table-cell office:value-type="float" office:value="-0.00163934426229508">
            <text:p>-0.0016393443</text:p>
          </table:table-cell>
          <table:table-cell office:value-type="float" office:value="-0.0575558357348703">
            <text:p>-0.0575558357</text:p>
          </table:table-cell>
          <table:table-cell office:value-type="float" office:value="0.641567559938515">
            <text:p>0.6415675599</text:p>
          </table:table-cell>
          <table:table-cell office:value-type="float" office:value="0.994267562483203">
            <text:p>0.9942675625</text:p>
          </table:table-cell>
          <table:table-cell office:value-type="float" office:value="0.805047416413147">
            <text:p>0.8050474164</text:p>
          </table:table-cell>
          <table:table-cell office:value-type="float" office:value="-6.00174596763753">
            <text:p>-6.0017459676</text:p>
          </table:table-cell>
          <table:table-cell office:value-type="float" office:value="0">
            <text:p>0</text:p>
          </table:table-cell>
          <table:table-cell office:value-type="float" office:value="-11.693041650284">
            <text:p>-11.693041650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4102">
            <text:p>4102</text:p>
          </table:table-cell>
          <table:table-cell office:value-type="float" office:value="6946">
            <text:p>6946</text:p>
          </table:table-cell>
          <table:table-cell office:value-type="float" office:value="12011">
            <text:p>12011</text:p>
          </table:table-cell>
          <table:table-cell office:value-type="float" office:value="-353.75">
            <text:p>-353.75</text:p>
          </table:table-cell>
          <table:table-cell office:value-type="float" office:value="-666">
            <text:p>-666</text:p>
          </table:table-cell>
          <table:table-cell office:value-type="float" office:value="-994.125">
            <text:p>-994.125</text:p>
          </table:table-cell>
          <table:table-cell office:value-type="float" office:value="-0.0862384202827889">
            <text:p>-0.0862384203</text:p>
          </table:table-cell>
          <table:table-cell office:value-type="float" office:value="-0.0958825223150014">
            <text:p>-0.0958825223</text:p>
          </table:table-cell>
          <table:table-cell office:value-type="float" office:value="-0.0827678794438431">
            <text:p>-0.0827678794</text:p>
          </table:table-cell>
          <table:table-cell office:value-type="float" office:value="0.712742176670666">
            <text:p>0.7127421767</text:p>
          </table:table-cell>
          <table:table-cell office:value-type="float" office:value="0.682430349745049">
            <text:p>0.6824303497</text:p>
          </table:table-cell>
          <table:table-cell office:value-type="float" office:value="0.723739444807105">
            <text:p>0.7237394448</text:p>
          </table:table-cell>
          <table:table-cell office:value-type="float" office:value="-7.68578594599603">
            <text:p>-7.685785946</text:p>
          </table:table-cell>
          <table:table-cell office:value-type="float" office:value="-6.87673479545935">
            <text:p>-6.8767347955</text:p>
          </table:table-cell>
          <table:table-cell office:value-type="float" office:value="-8.02302818720111">
            <text:p>-8.0230281872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16">
            <text:p>3416</text:p>
          </table:table-cell>
          <table:table-cell office:value-type="float" office:value="5856">
            <text:p>5856</text:p>
          </table:table-cell>
          <table:table-cell office:value-type="float" office:value="9560">
            <text:p>9560</text:p>
          </table:table-cell>
          <table:table-cell office:value-type="float" office:value="-168.5">
            <text:p>-168.5</text:p>
          </table:table-cell>
          <table:table-cell office:value-type="float" office:value="-111">
            <text:p>-111</text:p>
          </table:table-cell>
          <table:table-cell office:value-type="float" office:value="-910.875">
            <text:p>-910.875</text:p>
          </table:table-cell>
          <table:table-cell office:value-type="float" office:value="-0.0493266978922717">
            <text:p>-0.0493266979</text:p>
          </table:table-cell>
          <table:table-cell office:value-type="float" office:value="-0.0189549180327869">
            <text:p>-0.018954918</text:p>
          </table:table-cell>
          <table:table-cell office:value-type="float" office:value="-0.0952798117154812">
            <text:p>-0.0952798117</text:p>
          </table:table-cell>
          <table:table-cell office:value-type="float" office:value="0.832125478701962">
            <text:p>0.8321254787</text:p>
          </table:table-cell>
          <table:table-cell office:value-type="float" office:value="0.9343619931638">
            <text:p>0.9343619932</text:p>
          </table:table-cell>
          <table:table-cell office:value-type="float" office:value="0.68431401433607">
            <text:p>0.6843140143</text:p>
          </table:table-cell>
          <table:table-cell office:value-type="float" office:value="-13.7026753760052">
            <text:p>-13.702675376</text:p>
          </table:table-cell>
          <table:table-cell office:value-type="float" office:value="0">
            <text:p>0</text:p>
          </table:table-cell>
          <table:table-cell office:value-type="float" office:value="-6.9225025056293">
            <text:p>-6.922502505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3150">
            <text:p>3150</text:p>
          </table:table-cell>
          <table:table-cell office:value-type="float" office:value="5400">
            <text:p>5400</text:p>
          </table:table-cell>
          <table:table-cell office:value-type="float" office:value="8244">
            <text:p>8244</text:p>
          </table:table-cell>
          <table:table-cell office:value-type="float" office:value="-29.75">
            <text:p>-29.75</text:p>
          </table:table-cell>
          <table:table-cell office:value-type="float" office:value="-51">
            <text:p>-51</text:p>
          </table:table-cell>
          <table:table-cell office:value-type="float" office:value="-181.5">
            <text:p>-181.5</text:p>
          </table:table-cell>
          <table:table-cell table:number-columns-repeated="2" office:value-type="float" office:value="-0.00944444444444444">
            <text:p>-0.0094444444</text:p>
          </table:table-cell>
          <table:table-cell office:value-type="float" office:value="-0.0220160116448326">
            <text:p>-0.0220160116</text:p>
          </table:table-cell>
          <table:table-cell table:number-columns-repeated="2" office:value-type="float" office:value="0.967119271604938">
            <text:p>0.9671192716</text:p>
          </table:table-cell>
          <table:table-cell office:value-type="float" office:value="0.923893980589827">
            <text:p>0.9238939806</text:p>
          </table:table-cell>
          <table:table-cell table:number-columns-repeated="2" office:value-type="float" office:value="0">
            <text:p>0</text:p>
          </table:table-cell>
          <table:table-cell office:value-type="float" office:value="-31.1359165869697">
            <text:p>-31.13591658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3">
            <text:p>3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324">
            <text:p>324</text:p>
          </table:table-cell>
          <table:table-cell office:value-type="float" office:value="3738">
            <text:p>3738</text:p>
          </table:table-cell>
          <table:table-cell office:value-type="float" office:value="5586">
            <text:p>5586</text:p>
          </table:table-cell>
          <table:table-cell office:value-type="float" office:value="9019">
            <text:p>9019</text:p>
          </table:table-cell>
          <table:table-cell office:value-type="float" office:value="-21">
            <text:p>-21</text:p>
          </table:table-cell>
          <table:table-cell office:value-type="float" office:value="-486.25">
            <text:p>-486.25</text:p>
          </table:table-cell>
          <table:table-cell office:value-type="float" office:value="-622.25">
            <text:p>-622.25</text:p>
          </table:table-cell>
          <table:table-cell office:value-type="float" office:value="-0.00561797752808989">
            <text:p>-0.0056179775</text:p>
          </table:table-cell>
          <table:table-cell office:value-type="float" office:value="-0.0870479770855711">
            <text:p>-0.0870479771</text:p>
          </table:table-cell>
          <table:table-cell office:value-type="float" office:value="-0.0689932365007207">
            <text:p>-0.0689932365</text:p>
          </table:table-cell>
          <table:table-cell office:value-type="float" office:value="0.980398939527837">
            <text:p>0.9803989395</text:p>
          </table:table-cell>
          <table:table-cell office:value-type="float" office:value="0.710183686817294">
            <text:p>0.7101836868</text:p>
          </table:table-cell>
          <table:table-cell office:value-type="float" office:value="0.767853402945852">
            <text:p>0.7678534029</text:p>
          </table:table-cell>
          <table:table-cell office:value-type="float" office:value="0">
            <text:p>0</text:p>
          </table:table-cell>
          <table:table-cell office:value-type="float" office:value="-7.6109844051844">
            <text:p>-7.6109844052</text:p>
          </table:table-cell>
          <table:table-cell office:value-type="float" office:value="-9.69589350721185">
            <text:p>-9.695893507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3">
            <text:p>3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4102">
            <text:p>4102</text:p>
          </table:table-cell>
          <table:table-cell office:value-type="float" office:value="5629">
            <text:p>5629</text:p>
          </table:table-cell>
          <table:table-cell office:value-type="float" office:value="9889">
            <text:p>9889</text:p>
          </table:table-cell>
          <table:table-cell office:value-type="float" office:value="-353.75">
            <text:p>-353.75</text:p>
          </table:table-cell>
          <table:table-cell office:value-type="float" office:value="-69.875">
            <text:p>-69.875</text:p>
          </table:table-cell>
          <table:table-cell office:value-type="float" office:value="-593.625">
            <text:p>-593.625</text:p>
          </table:table-cell>
          <table:table-cell office:value-type="float" office:value="-0.0862384202827889">
            <text:p>-0.0862384203</text:p>
          </table:table-cell>
          <table:table-cell office:value-type="float" office:value="-0.0124133949191686">
            <text:p>-0.0124133949</text:p>
          </table:table-cell>
          <table:table-cell office:value-type="float" office:value="-0.0600288199009">
            <text:p>-0.0600288199</text:p>
          </table:table-cell>
          <table:table-cell office:value-type="float" office:value="0.712742176670666">
            <text:p>0.7127421767</text:p>
          </table:table-cell>
          <table:table-cell office:value-type="float" office:value="0.956855138834812">
            <text:p>0.9568551388</text:p>
          </table:table-cell>
          <table:table-cell office:value-type="float" office:value="0.796961910415492">
            <text:p>0.7969619104</text:p>
          </table:table-cell>
          <table:table-cell office:value-type="float" office:value="-7.68578594599603">
            <text:p>-7.685785946</text:p>
          </table:table-cell>
          <table:table-cell office:value-type="float" office:value="0">
            <text:p>0</text:p>
          </table:table-cell>
          <table:table-cell office:value-type="float" office:value="-11.1967574678767">
            <text:p>-11.1967574679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344">
            <text:p>344</text:p>
          </table:table-cell>
          <table:table-cell office:value-type="float" office:value="3416">
            <text:p>3416</text:p>
          </table:table-cell>
          <table:table-cell office:value-type="float" office:value="5436">
            <text:p>5436</text:p>
          </table:table-cell>
          <table:table-cell office:value-type="float" office:value="8932">
            <text:p>8932</text:p>
          </table:table-cell>
          <table:table-cell office:value-type="float" office:value="-168.5">
            <text:p>-168.5</text:p>
          </table:table-cell>
          <table:table-cell office:value-type="float" office:value="-123">
            <text:p>-123</text:p>
          </table:table-cell>
          <table:table-cell office:value-type="float" office:value="-360.25">
            <text:p>-360.25</text:p>
          </table:table-cell>
          <table:table-cell office:value-type="float" office:value="-0.0493266978922717">
            <text:p>-0.0493266979</text:p>
          </table:table-cell>
          <table:table-cell office:value-type="float" office:value="-0.0226269315673289">
            <text:p>-0.0226269316</text:p>
          </table:table-cell>
          <table:table-cell office:value-type="float" office:value="-0.0403325123152709">
            <text:p>-0.0403325123</text:p>
          </table:table-cell>
          <table:table-cell office:value-type="float" office:value="0.832125478701962">
            <text:p>0.8321254787</text:p>
          </table:table-cell>
          <table:table-cell office:value-type="float" office:value="0.921809216457368">
            <text:p>0.9218092165</text:p>
          </table:table-cell>
          <table:table-cell office:value-type="float" office:value="0.862024561533888">
            <text:p>0.8620245615</text:p>
          </table:table-cell>
          <table:table-cell office:value-type="float" office:value="-13.7026753760052">
            <text:p>-13.702675376</text:p>
          </table:table-cell>
          <table:table-cell office:value-type="float" office:value="-30.2858286000243">
            <text:p>-30.2858286</text:p>
          </table:table-cell>
          <table:table-cell office:value-type="float" office:value="-16.8368656136192">
            <text:p>-16.8368656136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36">
            <text:p>336</text:p>
          </table:table-cell>
          <table:table-cell office:value-type="float" office:value="3150">
            <text:p>3150</text:p>
          </table:table-cell>
          <table:table-cell office:value-type="float" office:value="5175">
            <text:p>5175</text:p>
          </table:table-cell>
          <table:table-cell office:value-type="float" office:value="8845">
            <text:p>8845</text:p>
          </table:table-cell>
          <table:table-cell office:value-type="float" office:value="-29.75">
            <text:p>-29.75</text:p>
          </table:table-cell>
          <table:table-cell office:value-type="float" office:value="-48.875">
            <text:p>-48.875</text:p>
          </table:table-cell>
          <table:table-cell office:value-type="float" office:value="-14.5">
            <text:p>-14.5</text:p>
          </table:table-cell>
          <table:table-cell table:number-columns-repeated="2" office:value-type="float" office:value="-0.00944444444444444">
            <text:p>-0.0094444444</text:p>
          </table:table-cell>
          <table:table-cell office:value-type="float" office:value="-0.00163934426229508">
            <text:p>-0.0016393443</text:p>
          </table:table-cell>
          <table:table-cell table:number-columns-repeated="2" office:value-type="float" office:value="0.967119271604938">
            <text:p>0.9671192716</text:p>
          </table:table-cell>
          <table:table-cell office:value-type="float" office:value="0.994267562483203">
            <text:p>0.9942675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0">
            <text:p>340</text:p>
          </table:table-cell>
          <table:table-cell office:value-type="float" office:value="3738">
            <text:p>3738</text:p>
          </table:table-cell>
          <table:table-cell office:value-type="float" office:value="5274">
            <text:p>5274</text:p>
          </table:table-cell>
          <table:table-cell office:value-type="float" office:value="8497">
            <text:p>8497</text:p>
          </table:table-cell>
          <table:table-cell office:value-type="float" office:value="-21">
            <text:p>-21</text:p>
          </table:table-cell>
          <table:table-cell office:value-type="float" office:value="-38.25">
            <text:p>-38.25</text:p>
          </table:table-cell>
          <table:table-cell office:value-type="float" office:value="-61.625">
            <text:p>-61.625</text:p>
          </table:table-cell>
          <table:table-cell office:value-type="float" office:value="-0.00561797752808989">
            <text:p>-0.0056179775</text:p>
          </table:table-cell>
          <table:table-cell table:number-columns-repeated="2" office:value-type="float" office:value="-0.00725255972696246">
            <text:p>-0.0072525597</text:p>
          </table:table-cell>
          <table:table-cell office:value-type="float" office:value="0.980398939527837">
            <text:p>0.9803989395</text:p>
          </table:table-cell>
          <table:table-cell table:number-columns-repeated="2" office:value-type="float" office:value="0.974719136215914">
            <text:p>0.97471913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3416">
            <text:p>3416</text:p>
          </table:table-cell>
          <table:table-cell office:value-type="float" office:value="5096">
            <text:p>5096</text:p>
          </table:table-cell>
          <table:table-cell office:value-type="float" office:value="7830">
            <text:p>7830</text:p>
          </table:table-cell>
          <table:table-cell office:value-type="float" office:value="-64.75">
            <text:p>-64.75</text:p>
          </table:table-cell>
          <table:table-cell office:value-type="float" office:value="-19.5">
            <text:p>-19.5</text:p>
          </table:table-cell>
          <table:table-cell office:value-type="float" office:value="7.25">
            <text:p>7.25</text:p>
          </table:table-cell>
          <table:table-cell office:value-type="float" office:value="-0.0189549180327869">
            <text:p>-0.018954918</text:p>
          </table:table-cell>
          <table:table-cell office:value-type="float" office:value="-0.0038265306122449">
            <text:p>-0.0038265306</text:p>
          </table:table-cell>
          <table:table-cell office:value-type="float" office:value="0.000925925925925926">
            <text:p>0.0009259259</text:p>
          </table:table-cell>
          <table:table-cell office:value-type="float" office:value="0.9343619931638">
            <text:p>0.9343619932</text:p>
          </table:table-cell>
          <table:table-cell office:value-type="float" office:value="0.986635841836735">
            <text:p>0.9866358418</text:p>
          </table:table-cell>
          <table:table-cell office:value-type="float" office:value="1.00324242112483">
            <text:p>1.00324242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3150">
            <text:p>3150</text:p>
          </table:table-cell>
          <table:table-cell office:value-type="float" office:value="5072">
            <text:p>5072</text:p>
          </table:table-cell>
          <table:table-cell office:value-type="float" office:value="7904">
            <text:p>7904</text:p>
          </table:table-cell>
          <table:table-cell office:value-type="float" office:value="-29.75">
            <text:p>-29.75</text:p>
          </table:table-cell>
          <table:table-cell office:value-type="float" office:value="-31">
            <text:p>-31</text:p>
          </table:table-cell>
          <table:table-cell office:value-type="float" office:value="52">
            <text:p>52</text:p>
          </table:table-cell>
          <table:table-cell office:value-type="float" office:value="-0.00944444444444444">
            <text:p>-0.0094444444</text:p>
          </table:table-cell>
          <table:table-cell office:value-type="float" office:value="-0.00611198738170347">
            <text:p>-0.0061119874</text:p>
          </table:table-cell>
          <table:table-cell office:value-type="float" office:value="0.00657894736842105">
            <text:p>0.0065789474</text:p>
          </table:table-cell>
          <table:table-cell office:value-type="float" office:value="0.967119271604938">
            <text:p>0.9671192716</text:p>
          </table:table-cell>
          <table:table-cell office:value-type="float" office:value="0.978681262687956">
            <text:p>0.9786812627</text:p>
          </table:table-cell>
          <table:table-cell office:value-type="float" office:value="1.02311114958449">
            <text:p>1.02311114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3738">
            <text:p>3738</text:p>
          </table:table-cell>
          <table:table-cell office:value-type="float" office:value="5187">
            <text:p>5187</text:p>
          </table:table-cell>
          <table:table-cell office:value-type="float" office:value="8149">
            <text:p>8149</text:p>
          </table:table-cell>
          <table:table-cell office:value-type="float" office:value="-21">
            <text:p>-21</text:p>
          </table:table-cell>
          <table:table-cell office:value-type="float" office:value="-53.5">
            <text:p>-53.5</text:p>
          </table:table-cell>
          <table:table-cell office:value-type="float" office:value="-45.625">
            <text:p>-45.625</text:p>
          </table:table-cell>
          <table:table-cell office:value-type="float" office:value="-0.00561797752808989">
            <text:p>-0.0056179775</text:p>
          </table:table-cell>
          <table:table-cell office:value-type="float" office:value="-0.0103142471563524">
            <text:p>-0.0103142472</text:p>
          </table:table-cell>
          <table:table-cell office:value-type="float" office:value="-0.00559884648423119">
            <text:p>-0.0055988465</text:p>
          </table:table-cell>
          <table:table-cell office:value-type="float" office:value="0.980398939527837">
            <text:p>0.9803989395</text:p>
          </table:table-cell>
          <table:table-cell office:value-type="float" office:value="0.964108646993795">
            <text:p>0.964108647</text:p>
          </table:table-cell>
          <table:table-cell office:value-type="float" office:value="0.980465477585821">
            <text:p>0.98046547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3">
            <text:p>3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341">
            <text:p>341</text:p>
          </table:table-cell>
          <table:table-cell office:value-type="float" office:value="4102">
            <text:p>4102</text:p>
          </table:table-cell>
          <table:table-cell office:value-type="float" office:value="5408">
            <text:p>5408</text:p>
          </table:table-cell>
          <table:table-cell office:value-type="float" office:value="9106">
            <text:p>9106</text:p>
          </table:table-cell>
          <table:table-cell office:value-type="float" office:value="82.25">
            <text:p>82.25</text:p>
          </table:table-cell>
          <table:table-cell office:value-type="float" office:value="50.375">
            <text:p>50.375</text:p>
          </table:table-cell>
          <table:table-cell office:value-type="float" office:value="-97.25">
            <text:p>-97.25</text:p>
          </table:table-cell>
          <table:table-cell office:value-type="float" office:value="0.0200511945392491">
            <text:p>0.0200511945</text:p>
          </table:table-cell>
          <table:table-cell office:value-type="float" office:value="0.00931490384615385">
            <text:p>0.0093149038</text:p>
          </table:table-cell>
          <table:table-cell office:value-type="float" office:value="-0.0106797715791786">
            <text:p>-0.0106797716</text:p>
          </table:table-cell>
          <table:table-cell office:value-type="float" office:value="1.07096719967618">
            <text:p>1.0709671997</text:p>
          </table:table-cell>
          <table:table-cell office:value-type="float" office:value="1.03277222763152">
            <text:p>1.0327722276</text:p>
          </table:table-cell>
          <table:table-cell office:value-type="float" office:value="0.962844352214003">
            <text:p>0.9628443522</text:p>
          </table:table-cell>
          <table:table-cell office:value-type="float" office:value="34.9142990080322">
            <text:p>34.9142990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308">
            <text:p>308</text:p>
          </table:table-cell>
          <table:table-cell office:value-type="float" office:value="3780">
            <text:p>3780</text:p>
          </table:table-cell>
          <table:table-cell office:value-type="float" office:value="5256">
            <text:p>5256</text:p>
          </table:table-cell>
          <table:table-cell office:value-type="float" office:value="8816">
            <text:p>8816</text:p>
          </table:table-cell>
          <table:table-cell office:value-type="float" office:value="3.5">
            <text:p>3.5</text:p>
          </table:table-cell>
          <table:table-cell office:value-type="float" office:value="-31.5">
            <text:p>-31.5</text:p>
          </table:table-cell>
          <table:table-cell office:value-type="float" office:value="58">
            <text:p>58</text:p>
          </table:table-cell>
          <table:table-cell office:value-type="float" office:value="0.000925925925925926">
            <text:p>0.0009259259</text:p>
          </table:table-cell>
          <table:table-cell office:value-type="float" office:value="-0.00599315068493151">
            <text:p>-0.0059931507</text:p>
          </table:table-cell>
          <table:table-cell office:value-type="float" office:value="0.00657894736842105">
            <text:p>0.0065789474</text:p>
          </table:table-cell>
          <table:table-cell office:value-type="float" office:value="1.00324242112483">
            <text:p>1.0032424211</text:p>
          </table:table-cell>
          <table:table-cell office:value-type="float" office:value="0.979094371598799">
            <text:p>0.9790943716</text:p>
          </table:table-cell>
          <table:table-cell office:value-type="float" office:value="1.02311114958449">
            <text:p>1.02311114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5">
            <text:p>305</text:p>
          </table:table-cell>
          <table:table-cell office:value-type="float" office:value="3640">
            <text:p>3640</text:p>
          </table:table-cell>
          <table:table-cell office:value-type="float" office:value="5200">
            <text:p>5200</text:p>
          </table:table-cell>
          <table:table-cell office:value-type="float" office:value="9077">
            <text:p>9077</text:p>
          </table:table-cell>
          <table:table-cell office:value-type="float" office:value="15.75">
            <text:p>15.75</text:p>
          </table:table-cell>
          <table:table-cell office:value-type="float" office:value="22.5">
            <text:p>22.5</text:p>
          </table:table-cell>
          <table:table-cell office:value-type="float" office:value="14.375">
            <text:p>14.375</text:p>
          </table:table-cell>
          <table:table-cell table:number-columns-repeated="2" office:value-type="float" office:value="0.00432692307692308">
            <text:p>0.0043269231</text:p>
          </table:table-cell>
          <table:table-cell office:value-type="float" office:value="0.00158367301972017">
            <text:p>0.001583673</text:p>
          </table:table-cell>
          <table:table-cell table:number-columns-repeated="2" office:value-type="float" office:value="1.01518092640533">
            <text:p>1.0151809264</text:p>
          </table:table-cell>
          <table:table-cell office:value-type="float" office:value="1.00554777128868">
            <text:p>1.00554777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33">
            <text:p>433</text:p>
          </table:table-cell>
          <table:table-cell table:number-columns-repeated="2" office:value-type="float" office:value="293">
            <text:p>293</text:p>
          </table:table-cell>
          <table:table-cell office:value-type="float" office:value="3831">
            <text:p>3831</text:p>
          </table:table-cell>
          <table:table-cell office:value-type="float" office:value="5058">
            <text:p>5058</text:p>
          </table:table-cell>
          <table:table-cell office:value-type="float" office:value="8497">
            <text:p>8497</text:p>
          </table:table-cell>
          <table:table-cell office:value-type="float" office:value="-65.75">
            <text:p>-65.75</text:p>
          </table:table-cell>
          <table:table-cell office:value-type="float" office:value="55.125">
            <text:p>55.125</text:p>
          </table:table-cell>
          <table:table-cell office:value-type="float" office:value="170.375">
            <text:p>170.375</text:p>
          </table:table-cell>
          <table:table-cell office:value-type="float" office:value="-0.0171626207256591">
            <text:p>-0.0171626207</text:p>
          </table:table-cell>
          <table:table-cell office:value-type="float" office:value="0.0108985765124555">
            <text:p>0.0108985765</text:p>
          </table:table-cell>
          <table:table-cell office:value-type="float" office:value="0.0200511945392491">
            <text:p>0.0200511945</text:p>
          </table:table-cell>
          <table:table-cell office:value-type="float" office:value="0.940508156338532">
            <text:p>0.9405081563</text:p>
          </table:table-cell>
          <table:table-cell office:value-type="float" office:value="1.03837782457479">
            <text:p>1.0383778246</text:p>
          </table:table-cell>
          <table:table-cell office:value-type="float" office:value="1.07096719967618">
            <text:p>1.0709671997</text:p>
          </table:table-cell>
          <table:table-cell table:number-columns-repeated="2" office:value-type="float" office:value="0">
            <text:p>0</text:p>
          </table:table-cell>
          <table:table-cell office:value-type="float" office:value="34.9142990080322">
            <text:p>34.91429900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82">
            <text:p>382</text:p>
          </table:table-cell>
          <table:table-cell table:number-columns-repeated="2" office:value-type="float" office:value="244">
            <text:p>244</text:p>
          </table:table-cell>
          <table:table-cell office:value-type="float" office:value="3662">
            <text:p>3662</text:p>
          </table:table-cell>
          <table:table-cell office:value-type="float" office:value="5024">
            <text:p>5024</text:p>
          </table:table-cell>
          <table:table-cell office:value-type="float" office:value="8164">
            <text:p>8164</text:p>
          </table:table-cell>
          <table:table-cell office:value-type="float" office:value="-138.125">
            <text:p>-138.125</text:p>
          </table:table-cell>
          <table:table-cell office:value-type="float" office:value="-4">
            <text:p>-4</text:p>
          </table:table-cell>
          <table:table-cell office:value-type="float" office:value="-6.5">
            <text:p>-6.5</text:p>
          </table:table-cell>
          <table:table-cell office:value-type="float" office:value="-0.0377184598580011">
            <text:p>-0.0377184599</text:p>
          </table:table-cell>
          <table:table-cell table:number-columns-repeated="2" office:value-type="float" office:value="-0.000796178343949045">
            <text:p>-0.0007961783</text:p>
          </table:table-cell>
          <table:table-cell office:value-type="float" office:value="0.870773847636553">
            <text:p>0.8707738476</text:p>
          </table:table-cell>
          <table:table-cell table:number-columns-repeated="2" office:value-type="float" office:value="0.997214618240091">
            <text:p>0.9972146182</text:p>
          </table:table-cell>
          <table:table-cell office:value-type="float" office:value="-18.0280742075555">
            <text:p>-18.02807420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3249">
            <text:p>3249</text:p>
          </table:table-cell>
          <table:table-cell office:value-type="float" office:value="4816">
            <text:p>4816</text:p>
          </table:table-cell>
          <table:table-cell office:value-type="float" office:value="7696">
            <text:p>7696</text:p>
          </table:table-cell>
          <table:table-cell office:value-type="float" office:value="-19.25">
            <text:p>-19.25</text:p>
          </table:table-cell>
          <table:table-cell office:value-type="float" office:value="135.375">
            <text:p>135.375</text:p>
          </table:table-cell>
          <table:table-cell office:value-type="float" office:value="293.375">
            <text:p>293.375</text:p>
          </table:table-cell>
          <table:table-cell office:value-type="float" office:value="-0.0059248999692213">
            <text:p>-0.0059249</text:p>
          </table:table-cell>
          <table:table-cell office:value-type="float" office:value="0.028109426910299">
            <text:p>0.0281094269</text:p>
          </table:table-cell>
          <table:table-cell office:value-type="float" office:value="0.0381204521829522">
            <text:p>0.0381204522</text:p>
          </table:table-cell>
          <table:table-cell office:value-type="float" office:value="0.97933165480943">
            <text:p>0.9793316548</text:p>
          </table:table-cell>
          <table:table-cell office:value-type="float" office:value="1.09993166835325">
            <text:p>1.0999316684</text:p>
          </table:table-cell>
          <table:table-cell office:value-type="float" office:value="1.13626979363461">
            <text:p>1.1362697936</text:p>
          </table:table-cell>
          <table:table-cell office:value-type="float" office:value="0">
            <text:p>0</text:p>
          </table:table-cell>
          <table:table-cell office:value-type="float" office:value="25.0038593032546">
            <text:p>25.0038593033</text:p>
          </table:table-cell>
          <table:table-cell office:value-type="float" office:value="18.5274913082104">
            <text:p>18.527491308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99">
            <text:p>399</text:p>
          </table:table-cell>
          <table:table-cell table:number-columns-repeated="2" office:value-type="float" office:value="267">
            <text:p>267</text:p>
          </table:table-cell>
          <table:table-cell office:value-type="float" office:value="3632">
            <text:p>3632</text:p>
          </table:table-cell>
          <table:table-cell office:value-type="float" office:value="5058">
            <text:p>5058</text:p>
          </table:table-cell>
          <table:table-cell office:value-type="float" office:value="8149">
            <text:p>8149</text:p>
          </table:table-cell>
          <table:table-cell office:value-type="float" office:value="-42">
            <text:p>-42</text:p>
          </table:table-cell>
          <table:table-cell office:value-type="float" office:value="-36">
            <text:p>-36</text:p>
          </table:table-cell>
          <table:table-cell office:value-type="float" office:value="-57.875">
            <text:p>-57.875</text:p>
          </table:table-cell>
          <table:table-cell office:value-type="float" office:value="-0.0115638766519824">
            <text:p>-0.0115638767</text:p>
          </table:table-cell>
          <table:table-cell office:value-type="float" office:value="-0.00711743772241993">
            <text:p>-0.0071174377</text:p>
          </table:table-cell>
          <table:table-cell office:value-type="float" office:value="-0.00710209841698368">
            <text:p>-0.0071020984</text:p>
          </table:table-cell>
          <table:table-cell office:value-type="float" office:value="0.959788529274777">
            <text:p>0.9597885293</text:p>
          </table:table-cell>
          <table:table-cell office:value-type="float" office:value="0.975188257494206">
            <text:p>0.9751882575</text:p>
          </table:table-cell>
          <table:table-cell office:value-type="float" office:value="0.975241517552329">
            <text:p>0.97524151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3464">
            <text:p>3464</text:p>
          </table:table-cell>
          <table:table-cell office:value-type="float" office:value="5210">
            <text:p>5210</text:p>
          </table:table-cell>
          <table:table-cell office:value-type="float" office:value="9106">
            <text:p>9106</text:p>
          </table:table-cell>
          <table:table-cell office:value-type="float" office:value="-38.25">
            <text:p>-38.25</text:p>
          </table:table-cell>
          <table:table-cell office:value-type="float" office:value="193.5">
            <text:p>193.5</text:p>
          </table:table-cell>
          <table:table-cell office:value-type="float" office:value="-173.375">
            <text:p>-173.375</text:p>
          </table:table-cell>
          <table:table-cell office:value-type="float" office:value="-0.0110421478060046">
            <text:p>-0.0110421478</text:p>
          </table:table-cell>
          <table:table-cell office:value-type="float" office:value="0.0371401151631478">
            <text:p>0.0371401152</text:p>
          </table:table-cell>
          <table:table-cell office:value-type="float" office:value="-0.0190396441906435">
            <text:p>-0.0190396442</text:p>
          </table:table-cell>
          <table:table-cell office:value-type="float" office:value="0.961591463574196">
            <text:p>0.9615914636</text:p>
          </table:table-cell>
          <table:table-cell office:value-type="float" office:value="1.13269400385351">
            <text:p>1.1326940039</text:p>
          </table:table-cell>
          <table:table-cell office:value-type="float" office:value="0.934071761112524">
            <text:p>0.9340717611</text:p>
          </table:table-cell>
          <table:table-cell office:value-type="float" office:value="0">
            <text:p>0</text:p>
          </table:table-cell>
          <table:table-cell office:value-type="float" office:value="19.0074998318928">
            <text:p>19.00749983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31">
            <text:p>431</text:p>
          </table:table-cell>
          <table:table-cell office:value-type="float" office:value="304">
            <text:p>304</text:p>
          </table:table-cell>
          <table:table-cell office:value-type="float" office:value="3195">
            <text:p>3195</text:p>
          </table:table-cell>
          <table:table-cell office:value-type="float" office:value="4932">
            <text:p>4932</text:p>
          </table:table-cell>
          <table:table-cell office:value-type="float" office:value="8584">
            <text:p>8584</text:p>
          </table:table-cell>
          <table:table-cell office:value-type="float" office:value="-53.75">
            <text:p>-53.75</text:p>
          </table:table-cell>
          <table:table-cell office:value-type="float" office:value="-93.7142857142857">
            <text:p>-93.7142857143</text:p>
          </table:table-cell>
          <table:table-cell office:value-type="float" office:value="-163.75">
            <text:p>-163.75</text:p>
          </table:table-cell>
          <table:table-cell office:value-type="float" office:value="-0.0168231611893584">
            <text:p>-0.0168231612</text:p>
          </table:table-cell>
          <table:table-cell office:value-type="float" office:value="-0.019001274475727">
            <text:p>-0.0190012745</text:p>
          </table:table-cell>
          <table:table-cell office:value-type="float" office:value="-0.0190761882572227">
            <text:p>-0.0190761883</text:p>
          </table:table-cell>
          <table:table-cell office:value-type="float" office:value="0.941673652591956">
            <text:p>0.9416736526</text:p>
          </table:table-cell>
          <table:table-cell office:value-type="float" office:value="0.934203194261091">
            <text:p>0.9342031943</text:p>
          </table:table-cell>
          <table:table-cell office:value-type="float" office:value="0.933946586978233">
            <text:p>0.933946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4">
            <text:p>4</text:p>
          </table:table-cell>
          <table:table-cell office:value-type="float" office:value="416">
            <text:p>416</text:p>
          </table:table-cell>
          <table:table-cell office:value-type="float" office:value="615">
            <text:p>615</text:p>
          </table:table-cell>
          <table:table-cell office:value-type="float" office:value="291">
            <text:p>291</text:p>
          </table:table-cell>
          <table:table-cell office:value-type="float" office:value="3956">
            <text:p>3956</text:p>
          </table:table-cell>
          <table:table-cell office:value-type="float" office:value="5755">
            <text:p>5755</text:p>
          </table:table-cell>
          <table:table-cell office:value-type="float" office:value="9367">
            <text:p>9367</text:p>
          </table:table-cell>
          <table:table-cell office:value-type="float" office:value="-2.42857142857143">
            <text:p>-2.4285714286</text:p>
          </table:table-cell>
          <table:table-cell office:value-type="float" office:value="52.1666666666667">
            <text:p>52.1666666667</text:p>
          </table:table-cell>
          <table:table-cell office:value-type="float" office:value="-5.85714285714286">
            <text:p>-5.8571428571</text:p>
          </table:table-cell>
          <table:table-cell office:value-type="float" office:value="-0.000613895709952333">
            <text:p>-0.0006138957</text:p>
          </table:table-cell>
          <table:table-cell office:value-type="float" office:value="0.00906458152331306">
            <text:p>0.0090645815</text:p>
          </table:table-cell>
          <table:table-cell office:value-type="float" office:value="-0.000625295490246915">
            <text:p>-0.0006252955</text:p>
          </table:table-cell>
          <table:table-cell office:value-type="float" office:value="0.997852103676334">
            <text:p>0.9978521037</text:p>
          </table:table-cell>
          <table:table-cell office:value-type="float" office:value="1.03188708194245">
            <text:p>1.0318870819</text:p>
          </table:table-cell>
          <table:table-cell office:value-type="float" office:value="0.997812232133258">
            <text:p>0.99781223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16">
            <text:p>416</text:p>
          </table:table-cell>
          <table:table-cell office:value-type="float" office:value="293">
            <text:p>293</text:p>
          </table:table-cell>
          <table:table-cell office:value-type="float" office:value="3784">
            <text:p>3784</text:p>
          </table:table-cell>
          <table:table-cell office:value-type="float" office:value="5667">
            <text:p>5667</text:p>
          </table:table-cell>
          <table:table-cell office:value-type="float" office:value="9744">
            <text:p>9744</text:p>
          </table:table-cell>
          <table:table-cell office:value-type="float" office:value="-149.5">
            <text:p>-149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95084566596195">
            <text:p>-0.0395084567</text:p>
          </table:table-cell>
          <table:table-cell table:number-columns-repeated="2" office:value-type="float" office:value="0">
            <text:p>0</text:p>
          </table:table-cell>
          <table:table-cell office:value-type="float" office:value="0.864779801260677">
            <text:p>0.8647798013</text:p>
          </table:table-cell>
          <table:table-cell office:value-type="float" office:value="1.08">
            <text:p>1.08</text:p>
          </table:table-cell>
          <table:table-cell office:value-type="float" office:value="1.14">
            <text:p>1.14</text:p>
          </table:table-cell>
          <table:table-cell office:value-type="float" office:value="-17.1953718575732">
            <text:p>-17.19537185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3373">
            <text:p>3373</text:p>
          </table:table-cell>
          <table:table-cell office:value-type="float" office:value="5385">
            <text:p>5385</text:p>
          </table:table-cell>
          <table:table-cell office:value-type="float" office:value="10135">
            <text:p>10135</text:p>
          </table:table-cell>
          <table:table-cell office:value-type="float" office:value="-241.4">
            <text:p>-241.4</text:p>
          </table:table-cell>
          <table:table-cell office:value-type="float" office:value="-361.5">
            <text:p>-361.5</text:p>
          </table:table-cell>
          <table:table-cell office:value-type="float" office:value="0">
            <text:p>0</text:p>
          </table:table-cell>
          <table:table-cell office:value-type="float" office:value="-0.0715683367921731">
            <text:p>-0.0715683368</text:p>
          </table:table-cell>
          <table:table-cell office:value-type="float" office:value="-0.0671309192200557">
            <text:p>-0.0671309192</text:p>
          </table:table-cell>
          <table:table-cell office:value-type="float" office:value="0">
            <text:p>0</text:p>
          </table:table-cell>
          <table:table-cell office:value-type="float" office:value="0.759549993816542">
            <text:p>0.7595499938</text:p>
          </table:table-cell>
          <table:table-cell office:value-type="float" office:value="0.773874640947851">
            <text:p>0.7738746409</text:p>
          </table:table-cell>
          <table:table-cell office:value-type="float" office:value="1.14">
            <text:p>1.14</text:p>
          </table:table-cell>
          <table:table-cell office:value-type="float" office:value="-9.33424699259483">
            <text:p>-9.3342469926</text:p>
          </table:table-cell>
          <table:table-cell office:value-type="float" office:value="-9.97471728322767">
            <text:p>-9.97471728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3093">
            <text:p>3093</text:p>
          </table:table-cell>
          <table:table-cell office:value-type="float" office:value="5165">
            <text:p>5165</text:p>
          </table:table-cell>
          <table:table-cell office:value-type="float" office:value="10543">
            <text:p>10543</text:p>
          </table:table-cell>
          <table:table-cell office:value-type="float" office:value="-254.25">
            <text:p>-254.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822017458777886">
            <text:p>-0.0822017459</text:p>
          </table:table-cell>
          <table:table-cell table:number-columns-repeated="2" office:value-type="float" office:value="0">
            <text:p>0</text:p>
          </table:table-cell>
          <table:table-cell office:value-type="float" office:value="0.725537858397439">
            <text:p>0.7255378584</text:p>
          </table:table-cell>
          <table:table-cell office:value-type="float" office:value="0.86">
            <text:p>0.86</text:p>
          </table:table-cell>
          <table:table-cell office:value-type="float" office:value="1.14">
            <text:p>1.14</text:p>
          </table:table-cell>
          <table:table-cell office:value-type="float" office:value="-8.08074066000449">
            <text:p>-8.080740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5">
            <text:p>5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281">
            <text:p>281</text:p>
          </table:table-cell>
          <table:table-cell office:value-type="float" office:value="2900">
            <text:p>2900</text:p>
          </table:table-cell>
          <table:table-cell office:value-type="float" office:value="5043">
            <text:p>5043</text:p>
          </table:table-cell>
          <table:table-cell office:value-type="float" office:value="10967">
            <text:p>10967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1.14">
            <text:p>1.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2719">
            <text:p>2719</text:p>
          </table:table-cell>
          <table:table-cell office:value-type="float" office:value="5068">
            <text:p>5068</text:p>
          </table:table-cell>
          <table:table-cell office:value-type="float" office:value="11408">
            <text:p>11408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97">
            <text:p>0.97</text:p>
          </table:table-cell>
          <table:table-cell office:value-type="float" office:value="1.14">
            <text:p>1.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0.5">
            <text:p>70.5</text:p>
          </table:table-cell>
          <table:table-cell office:value-type="float" office:value="3638.75">
            <text:p>3638.75</text:p>
          </table:table-cell>
          <table:table-cell office:value-type="float" office:value="15040">
            <text:p>15040</text:p>
          </table:table-cell>
          <table:table-cell office:value-type="float" office:value="7.6675">
            <text:p>7.667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11">
            <text:p>411</text:p>
          </table:table-cell>
          <table:table-cell office:value-type="float" office:value="296">
            <text:p>296</text:p>
          </table:table-cell>
          <table:table-cell office:value-type="float" office:value="2549">
            <text:p>2549</text:p>
          </table:table-cell>
          <table:table-cell office:value-type="float" office:value="4989">
            <text:p>4989</text:p>
          </table:table-cell>
          <table:table-cell office:value-type="float" office:value="11867">
            <text:p>11867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1.02">
            <text:p>1.02</text:p>
          </table:table-cell>
          <table:table-cell office:value-type="float" office:value="1.14">
            <text:p>1.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64.3333333333333">
            <text:p>64.3333333333</text:p>
          </table:table-cell>
          <table:table-cell office:value-type="float" office:value="3657.66666666667">
            <text:p>3657.6666666667</text:p>
          </table:table-cell>
          <table:table-cell office:value-type="float" office:value="12932.6666666667">
            <text:p>12932.6666666667</text:p>
          </table:table-cell>
          <table:table-cell office:value-type="float" office:value="8.08666666666667">
            <text:p>8.08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429">
            <text:p>429</text:p>
          </table:table-cell>
          <table:table-cell office:value-type="float" office:value="620">
            <text:p>620</text:p>
          </table:table-cell>
          <table:table-cell office:value-type="float" office:value="313">
            <text:p>313</text:p>
          </table:table-cell>
          <table:table-cell office:value-type="float" office:value="2390">
            <text:p>2390</text:p>
          </table:table-cell>
          <table:table-cell office:value-type="float" office:value="4977">
            <text:p>4977</text:p>
          </table:table-cell>
          <table:table-cell office:value-type="float" office:value="12344">
            <text:p>12344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97">
            <text:p>0.97</text:p>
          </table:table-cell>
          <table:table-cell office:value-type="float" office:value="1.14">
            <text:p>1.14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7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78">
            <text:p>0.78</text:p>
          </table:table-cell>
          <table:table-cell office:value-type="float" office:value="0.97">
            <text:p>0.97</text:p>
          </table:table-cell>
          <table:table-cell office:value-type="float" office:value="1.14">
            <text:p>1.14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.2">
            <text:p>14.2</text:p>
          </table:table-cell>
          <table:table-cell office:value-type="float" office:value="23.8">
            <text:p>23.8</text:p>
          </table:table-cell>
          <table:table-cell office:value-type="float" office:value="24.5">
            <text:p>24.5</text:p>
          </table:table-cell>
          <table:table-cell office:value-type="float" office:value="13736">
            <text:p>13736</text:p>
          </table:table-cell>
          <table:table-cell office:value-type="float" office:value="13834">
            <text:p>13834</text:p>
          </table:table-cell>
          <table:table-cell office:value-type="float" office:value="14260">
            <text:p>142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4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40:38.53</dc:date>
    <dc:creator>Liam Widdess</dc:creator>
    <meta:editing-duration>P2DT3H30M51S</meta:editing-duration>
    <meta:editing-cycles>185</meta:editing-cycles>
    <meta:generator>OpenOffice/4.1.7$Win32 OpenOffice.org_project/417m1$Build-9800</meta:generator>
    <meta:document-statistic meta:table-count="8" meta:cell-count="1019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9136">
                <text:p>19136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617">
                <text:p>19617</text:p>
              </table:table-cell>
              <table:table-cell office:value-type="float" office:value="26839">
                <text:p>2683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9472">
                <text:p>2947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1163">
                <text:p>31163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2256">
                <text:p>32256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60">
                <text:p>15460</text:p>
              </table:table-cell>
              <table:table-cell office:value-type="float" office:value="19816">
                <text:p>19816</text:p>
              </table:table-cell>
              <table:table-cell office:value-type="float" office:value="30886">
                <text:p>3088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1200">
                <text:p>21200</text:p>
              </table:table-cell>
              <table:table-cell office:value-type="float" office:value="29775">
                <text:p>2977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974">
                <text:p>14974</text:p>
              </table:table-cell>
              <table:table-cell office:value-type="float" office:value="19198">
                <text:p>19198</text:p>
              </table:table-cell>
              <table:table-cell office:value-type="float" office:value="31163">
                <text:p>3116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953">
                <text:p>13953</text:p>
              </table:table-cell>
              <table:table-cell office:value-type="float" office:value="19367">
                <text:p>19367</text:p>
              </table:table-cell>
              <table:table-cell office:value-type="float" office:value="32256">
                <text:p>32256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225">
                <text:p>12225</text:p>
              </table:table-cell>
              <table:table-cell office:value-type="float" office:value="19768">
                <text:p>19768</text:p>
              </table:table-cell>
              <table:table-cell office:value-type="float" office:value="31100">
                <text:p>3110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453">
                <text:p>11453</text:p>
              </table:table-cell>
              <table:table-cell office:value-type="float" office:value="19507">
                <text:p>19507</text:p>
              </table:table-cell>
              <table:table-cell office:value-type="float" office:value="29727">
                <text:p>2972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855">
                <text:p>11855</text:p>
              </table:table-cell>
              <table:table-cell office:value-type="float" office:value="19311">
                <text:p>19311</text:p>
              </table:table-cell>
              <table:table-cell office:value-type="float" office:value="31271">
                <text:p>31271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648">
                <text:p>12648</text:p>
              </table:table-cell>
              <table:table-cell office:value-type="float" office:value="19008">
                <text:p>19008</text:p>
              </table:table-cell>
              <table:table-cell office:value-type="float" office:value="31944">
                <text:p>3194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320">
                <text:p>12320</text:p>
              </table:table-cell>
              <table:table-cell office:value-type="float" office:value="18645">
                <text:p>18645</text:p>
              </table:table-cell>
              <table:table-cell office:value-type="float" office:value="31148">
                <text:p>3114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453">
                <text:p>11453</text:p>
              </table:table-cell>
              <table:table-cell office:value-type="float" office:value="17006">
                <text:p>17006</text:p>
              </table:table-cell>
              <table:table-cell office:value-type="float" office:value="28671">
                <text:p>2867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870">
                <text:p>11870</text:p>
              </table:table-cell>
              <table:table-cell office:value-type="float" office:value="17110">
                <text:p>17110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03">
                <text:p>12703</text:p>
              </table:table-cell>
              <table:table-cell office:value-type="float" office:value="16462">
                <text:p>16462</text:p>
              </table:table-cell>
              <table:table-cell office:value-type="float" office:value="23840">
                <text:p>2384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992">
                <text:p>11992</text:p>
              </table:table-cell>
              <table:table-cell office:value-type="float" office:value="15444">
                <text:p>15444</text:p>
              </table:table-cell>
              <table:table-cell office:value-type="float" office:value="21324">
                <text:p>21324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511">
                <text:p>11511</text:p>
              </table:table-cell>
              <table:table-cell office:value-type="float" office:value="15205">
                <text:p>15205</text:p>
              </table:table-cell>
              <table:table-cell office:value-type="float" office:value="22941">
                <text:p>2294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980">
                <text:p>10980</text:p>
              </table:table-cell>
              <table:table-cell office:value-type="float" office:value="15140">
                <text:p>15140</text:p>
              </table:table-cell>
              <table:table-cell office:value-type="float" office:value="22951">
                <text:p>2295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314">
                <text:p>11314</text:p>
              </table:table-cell>
              <table:table-cell office:value-type="float" office:value="15710">
                <text:p>15710</text:p>
              </table:table-cell>
              <table:table-cell office:value-type="float" office:value="22287">
                <text:p>2228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211">
                <text:p>11211</text:p>
              </table:table-cell>
              <table:table-cell office:value-type="float" office:value="15259">
                <text:p>15259</text:p>
              </table:table-cell>
              <table:table-cell office:value-type="float" office:value="21431">
                <text:p>2143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208">
                <text:p>11208</text:p>
              </table:table-cell>
              <table:table-cell office:value-type="float" office:value="16304">
                <text:p>16304</text:p>
              </table:table-cell>
              <table:table-cell office:value-type="float" office:value="22951">
                <text:p>2295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980">
                <text:p>10980</text:p>
              </table:table-cell>
              <table:table-cell office:value-type="float" office:value="15703">
                <text:p>15703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314">
                <text:p>11314</text:p>
              </table:table-cell>
              <table:table-cell office:value-type="float" office:value="15143">
                <text:p>15143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211">
                <text:p>11211</text:p>
              </table:table-cell>
              <table:table-cell office:value-type="float" office:value="14768">
                <text:p>14768</text:p>
              </table:table-cell>
              <table:table-cell office:value-type="float" office:value="21070">
                <text:p>21070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005">
                <text:p>11005</text:p>
              </table:table-cell>
              <table:table-cell office:value-type="float" office:value="14488">
                <text:p>14488</text:p>
              </table:table-cell>
              <table:table-cell office:value-type="float" office:value="21797">
                <text:p>2179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845">
                <text:p>10845</text:p>
              </table:table-cell>
              <table:table-cell office:value-type="float" office:value="14483">
                <text:p>14483</text:p>
              </table:table-cell>
              <table:table-cell office:value-type="float" office:value="21332">
                <text:p>2133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962">
                <text:p>10962</text:p>
              </table:table-cell>
              <table:table-cell office:value-type="float" office:value="14526">
                <text:p>14526</text:p>
              </table:table-cell>
              <table:table-cell office:value-type="float" office:value="20687">
                <text:p>2068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162">
                <text:p>11162</text:p>
              </table:table-cell>
              <table:table-cell office:value-type="float" office:value="14719">
                <text:p>14719</text:p>
              </table:table-cell>
              <table:table-cell office:value-type="float" office:value="20971">
                <text:p>2097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555">
                <text:p>10555</text:p>
              </table:table-cell>
              <table:table-cell office:value-type="float" office:value="14188">
                <text:p>14188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330">
                <text:p>10330</text:p>
              </table:table-cell>
              <table:table-cell office:value-type="float" office:value="14086">
                <text:p>14086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060">
                <text:p>10060</text:p>
              </table:table-cell>
              <table:table-cell office:value-type="float" office:value="14186">
                <text:p>14186</text:p>
              </table:table-cell>
              <table:table-cell office:value-type="float" office:value="20251">
                <text:p>2025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814">
                <text:p>9814</text:p>
              </table:table-cell>
              <table:table-cell office:value-type="float" office:value="14282">
                <text:p>14282</text:p>
              </table:table-cell>
              <table:table-cell office:value-type="float" office:value="20610">
                <text:p>20610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0067">
                <text:p>10067</text:p>
              </table:table-cell>
              <table:table-cell office:value-type="float" office:value="13364">
                <text:p>13364</text:p>
              </table:table-cell>
              <table:table-cell office:value-type="float" office:value="18814">
                <text:p>1881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650">
                <text:p>9650</text:p>
              </table:table-cell>
              <table:table-cell office:value-type="float" office:value="13300">
                <text:p>13300</text:p>
              </table:table-cell>
              <table:table-cell office:value-type="float" office:value="18865">
                <text:p>1886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594">
                <text:p>9594</text:p>
              </table:table-cell>
              <table:table-cell office:value-type="float" office:value="14186">
                <text:p>14186</text:p>
              </table:table-cell>
              <table:table-cell office:value-type="float" office:value="19785">
                <text:p>1978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555">
                <text:p>9555</text:p>
              </table:table-cell>
              <table:table-cell office:value-type="float" office:value="13010">
                <text:p>13010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161">
                <text:p>9161</text:p>
              </table:table-cell>
              <table:table-cell office:value-type="float" office:value="12625">
                <text:p>12625</text:p>
              </table:table-cell>
              <table:table-cell office:value-type="float" office:value="18194">
                <text:p>1819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9040">
                <text:p>9040</text:p>
              </table:table-cell>
              <table:table-cell office:value-type="float" office:value="12468">
                <text:p>12468</text:p>
              </table:table-cell>
              <table:table-cell office:value-type="float" office:value="18161">
                <text:p>1816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677">
                <text:p>8677</text:p>
              </table:table-cell>
              <table:table-cell office:value-type="float" office:value="12263">
                <text:p>12263</text:p>
              </table:table-cell>
              <table:table-cell office:value-type="float" office:value="19327">
                <text:p>19327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783">
                <text:p>8783</text:p>
              </table:table-cell>
              <table:table-cell office:value-type="float" office:value="12008">
                <text:p>12008</text:p>
              </table:table-cell>
              <table:table-cell office:value-type="float" office:value="17483">
                <text:p>17483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734">
                <text:p>8734</text:p>
              </table:table-cell>
              <table:table-cell office:value-type="float" office:value="11756">
                <text:p>11756</text:p>
              </table:table-cell>
              <table:table-cell office:value-type="float" office:value="16921">
                <text:p>1692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640">
                <text:p>8640</text:p>
              </table:table-cell>
              <table:table-cell office:value-type="float" office:value="12650">
                <text:p>12650</text:p>
              </table:table-cell>
              <table:table-cell office:value-type="float" office:value="17992">
                <text:p>17992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44">
                <text:p>8244</text:p>
              </table:table-cell>
              <table:table-cell office:value-type="float" office:value="11958">
                <text:p>11958</text:p>
              </table:table-cell>
              <table:table-cell office:value-type="float" office:value="18810">
                <text:p>1881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537">
                <text:p>8537</text:p>
              </table:table-cell>
              <table:table-cell office:value-type="float" office:value="11370">
                <text:p>11370</text:p>
              </table:table-cell>
              <table:table-cell office:value-type="float" office:value="16957">
                <text:p>1695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122">
                <text:p>8122</text:p>
              </table:table-cell>
              <table:table-cell office:value-type="float" office:value="11170">
                <text:p>11170</text:p>
              </table:table-cell>
              <table:table-cell office:value-type="float" office:value="15937">
                <text:p>1593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053">
                <text:p>7053</text:p>
              </table:table-cell>
              <table:table-cell office:value-type="float" office:value="10888">
                <text:p>10888</text:p>
              </table:table-cell>
              <table:table-cell office:value-type="float" office:value="17426">
                <text:p>1742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5747">
                <text:p>5747</text:p>
              </table:table-cell>
              <table:table-cell office:value-type="float" office:value="9870">
                <text:p>9870</text:p>
              </table:table-cell>
              <table:table-cell office:value-type="float" office:value="16431">
                <text:p>1643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4185">
                <text:p>4185</text:p>
              </table:table-cell>
              <table:table-cell office:value-type="float" office:value="9072">
                <text:p>9072</text:p>
              </table:table-cell>
              <table:table-cell office:value-type="float" office:value="14891">
                <text:p>1489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060">
                <text:p>4060</text:p>
              </table:table-cell>
              <table:table-cell office:value-type="float" office:value="9188">
                <text:p>9188</text:p>
              </table:table-cell>
              <table:table-cell office:value-type="float" office:value="15438">
                <text:p>1543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536">
                <text:p>4536</text:p>
              </table:table-cell>
              <table:table-cell office:value-type="float" office:value="9038">
                <text:p>9038</text:p>
              </table:table-cell>
              <table:table-cell office:value-type="float" office:value="16701">
                <text:p>1670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4910">
                <text:p>4910</text:p>
              </table:table-cell>
              <table:table-cell office:value-type="float" office:value="8512">
                <text:p>8512</text:p>
              </table:table-cell>
              <table:table-cell office:value-type="float" office:value="15894">
                <text:p>1589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185">
                <text:p>4185</text:p>
              </table:table-cell>
              <table:table-cell office:value-type="float" office:value="7514">
                <text:p>7514</text:p>
              </table:table-cell>
              <table:table-cell office:value-type="float" office:value="14618">
                <text:p>1461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4065">
                <text:p>4065</text:p>
              </table:table-cell>
              <table:table-cell office:value-type="float" office:value="7320">
                <text:p>7320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4102">
                <text:p>4102</text:p>
              </table:table-cell>
              <table:table-cell office:value-type="float" office:value="6946">
                <text:p>6946</text:p>
              </table:table-cell>
              <table:table-cell office:value-type="float" office:value="12011">
                <text:p>1201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3416">
                <text:p>3416</text:p>
              </table:table-cell>
              <table:table-cell office:value-type="float" office:value="5856">
                <text:p>5856</text:p>
              </table:table-cell>
              <table:table-cell office:value-type="float" office:value="9560">
                <text:p>9560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3150">
                <text:p>3150</text:p>
              </table:table-cell>
              <table:table-cell office:value-type="float" office:value="5400">
                <text:p>5400</text:p>
              </table:table-cell>
              <table:table-cell office:value-type="float" office:value="8244">
                <text:p>824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3738">
                <text:p>3738</text:p>
              </table:table-cell>
              <table:table-cell office:value-type="float" office:value="5586">
                <text:p>5586</text:p>
              </table:table-cell>
              <table:table-cell office:value-type="float" office:value="9019">
                <text:p>901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4102">
                <text:p>4102</text:p>
              </table:table-cell>
              <table:table-cell office:value-type="float" office:value="5629">
                <text:p>5629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3416">
                <text:p>3416</text:p>
              </table:table-cell>
              <table:table-cell office:value-type="float" office:value="5436">
                <text:p>5436</text:p>
              </table:table-cell>
              <table:table-cell office:value-type="float" office:value="8932">
                <text:p>893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3150">
                <text:p>3150</text:p>
              </table:table-cell>
              <table:table-cell office:value-type="float" office:value="5175">
                <text:p>5175</text:p>
              </table:table-cell>
              <table:table-cell office:value-type="float" office:value="8845">
                <text:p>884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3738">
                <text:p>3738</text:p>
              </table:table-cell>
              <table:table-cell office:value-type="float" office:value="5274">
                <text:p>5274</text:p>
              </table:table-cell>
              <table:table-cell office:value-type="float" office:value="8497">
                <text:p>849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3416">
                <text:p>3416</text:p>
              </table:table-cell>
              <table:table-cell office:value-type="float" office:value="5096">
                <text:p>5096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3150">
                <text:p>3150</text:p>
              </table:table-cell>
              <table:table-cell office:value-type="float" office:value="5072">
                <text:p>5072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3738">
                <text:p>3738</text:p>
              </table:table-cell>
              <table:table-cell office:value-type="float" office:value="5187">
                <text:p>5187</text:p>
              </table:table-cell>
              <table:table-cell office:value-type="float" office:value="8149">
                <text:p>8149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102">
                <text:p>4102</text:p>
              </table:table-cell>
              <table:table-cell office:value-type="float" office:value="5408">
                <text:p>5408</text:p>
              </table:table-cell>
              <table:table-cell office:value-type="float" office:value="9106">
                <text:p>910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3780">
                <text:p>3780</text:p>
              </table:table-cell>
              <table:table-cell office:value-type="float" office:value="5256">
                <text:p>5256</text:p>
              </table:table-cell>
              <table:table-cell office:value-type="float" office:value="8816">
                <text:p>881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3640">
                <text:p>3640</text:p>
              </table:table-cell>
              <table:table-cell office:value-type="float" office:value="5200">
                <text:p>5200</text:p>
              </table:table-cell>
              <table:table-cell office:value-type="float" office:value="9077">
                <text:p>9077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3831">
                <text:p>3831</text:p>
              </table:table-cell>
              <table:table-cell office:value-type="float" office:value="5058">
                <text:p>5058</text:p>
              </table:table-cell>
              <table:table-cell office:value-type="float" office:value="8497">
                <text:p>849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3662">
                <text:p>3662</text:p>
              </table:table-cell>
              <table:table-cell office:value-type="float" office:value="5024">
                <text:p>5024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249">
                <text:p>3249</text:p>
              </table:table-cell>
              <table:table-cell office:value-type="float" office:value="4816">
                <text:p>4816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632">
                <text:p>3632</text:p>
              </table:table-cell>
              <table:table-cell office:value-type="float" office:value="5058">
                <text:p>5058</text:p>
              </table:table-cell>
              <table:table-cell office:value-type="float" office:value="8149">
                <text:p>814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464">
                <text:p>3464</text:p>
              </table:table-cell>
              <table:table-cell office:value-type="float" office:value="5210">
                <text:p>5210</text:p>
              </table:table-cell>
              <table:table-cell office:value-type="float" office:value="9106">
                <text:p>910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195">
                <text:p>3195</text:p>
              </table:table-cell>
              <table:table-cell office:value-type="float" office:value="4932">
                <text:p>4932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956">
                <text:p>3956</text:p>
              </table:table-cell>
              <table:table-cell office:value-type="float" office:value="5755">
                <text:p>5755</text:p>
              </table:table-cell>
              <table:table-cell office:value-type="float" office:value="9367">
                <text:p>9367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84">
                <text:p>3784</text:p>
              </table:table-cell>
              <table:table-cell office:value-type="float" office:value="5667">
                <text:p>5667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373">
                <text:p>3373</text:p>
              </table:table-cell>
              <table:table-cell office:value-type="float" office:value="5385">
                <text:p>5385</text:p>
              </table:table-cell>
              <table:table-cell office:value-type="float" office:value="10135">
                <text:p>10135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093">
                <text:p>3093</text:p>
              </table:table-cell>
              <table:table-cell office:value-type="float" office:value="5165">
                <text:p>5165</text:p>
              </table:table-cell>
              <table:table-cell office:value-type="float" office:value="10543">
                <text:p>1054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2900">
                <text:p>2900</text:p>
              </table:table-cell>
              <table:table-cell office:value-type="float" office:value="5043">
                <text:p>5043</text:p>
              </table:table-cell>
              <table:table-cell office:value-type="float" office:value="10967">
                <text:p>1096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2719">
                <text:p>2719</text:p>
              </table:table-cell>
              <table:table-cell office:value-type="float" office:value="5068">
                <text:p>5068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2549">
                <text:p>2549</text:p>
              </table:table-cell>
              <table:table-cell office:value-type="float" office:value="4989">
                <text:p>4989</text:p>
              </table:table-cell>
              <table:table-cell office:value-type="float" office:value="11867">
                <text:p>11867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2390">
                <text:p>2390</text:p>
              </table:table-cell>
              <table:table-cell office:value-type="float" office:value="4977">
                <text:p>4977</text:p>
              </table:table-cell>
              <table:table-cell office:value-type="float" office:value="12344">
                <text:p>1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38.75">
                <text:p>3638.7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57.66666666667">
                <text:p>3657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6cm" svg:y="1.404cm" svg:width="30.90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6675">
                <text:p>7.667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8666666666667">
                <text:p>8.08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3cm" svg:y="1.352cm" svg:width="31.36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616892256963">
                <text:p>1.0061689225696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889216797132">
                <text:p>1.0288921679713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4988967770571">
                <text:p>1.04988967770571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653972065884">
                <text:p>1.02653972065884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7508556752662">
                <text:p>1.0750855675266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51823977017233">
                <text:p>0.8518239770172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699763189735">
                <text:p>1.03699763189735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591247789169">
                <text:p>1.0591247789169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8398246472779">
                <text:p>1.08398246472779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77659947025968">
                <text:p>0.87765994702596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22753179588545">
                <text:p>0.82275317958854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9811331606002">
                <text:p>0.96981133160600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8267225577384">
                <text:p>0.91826722557738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50800273809543">
                <text:p>0.85080027380954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1923734366466">
                <text:p>0.97192373436646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86951787301728">
                <text:p>0.98695178730172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81487119189625">
                <text:p>0.781487119189625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92298235027787">
                <text:p>0.992298235027787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33932833257227">
                <text:p>0.93393283325722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89066640753412">
                <text:p>0.98906664075341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60485188701608">
                <text:p>0.96048518870160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8597901001438">
                <text:p>0.988597901001438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4028073173957">
                <text:p>0.94402807317395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00477324305444">
                <text:p>1.00477324305444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32144636693182">
                <text:p>0.93214463669318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2468340909479">
                <text:p>0.96246834090947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96628558885586">
                <text:p>0.99662855888558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904733264247">
                <text:p>0.990473326424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59257343940972">
                <text:p>0.9592573439409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2191769181057">
                <text:p>0.91219176918105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43769131262847">
                <text:p>0.94376913126284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0039825391318">
                <text:p>1.0003982539131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55181480747668">
                <text:p>0.95518148074766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07975346260388">
                <text:p>0.90797534626038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43769131262847">
                <text:p>0.94376913126284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2463961977011">
                <text:p>0.962463961977011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5225214112342">
                <text:p>0.935225214112342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3997113071446">
                <text:p>0.96399711307144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66502933887952">
                <text:p>0.96650293388795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7767323883373">
                <text:p>0.907767323883373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6190359820099">
                <text:p>0.9619035982009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09089553719008">
                <text:p>0.90908955371900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861478581349184">
                <text:p>0.86147858134918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46518851183003">
                <text:p>0.94651885118300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755242647732127">
                <text:p>0.75524264773212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0964136872908">
                <text:p>0.970964136872908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703444169055882">
                <text:p>0.70344416905588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802619974223275">
                <text:p>0.80261997422327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71985383831282">
                <text:p>0.97198538383128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680127970565968">
                <text:p>0.68012797056596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853864239299066">
                <text:p>0.85386423929906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61172633973853">
                <text:p>0.61172633973853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994267562483203">
                <text:p>0.99426756248320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682430349745049">
                <text:p>0.682430349745049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9343619931638">
                <text:p>0.934361993163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67119271604938">
                <text:p>0.96711927160493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710183686817294">
                <text:p>0.71018368681729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56855138834812">
                <text:p>0.956855138834812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921809216457368">
                <text:p>0.92180921645736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67119271604938">
                <text:p>0.96711927160493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74719136215914">
                <text:p>0.97471913621591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86635841836735">
                <text:p>0.98663584183673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78681262687956">
                <text:p>0.978681262687956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64108646993795">
                <text:p>0.96410864699379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03277222763152">
                <text:p>1.0327722276315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79094371598799">
                <text:p>0.979094371598799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518092640533">
                <text:p>1.0151809264053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37782457479">
                <text:p>1.03837782457479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97214618240091">
                <text:p>0.99721461824009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993166835325">
                <text:p>1.0999316683532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975188257494206">
                <text:p>0.97518825749420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13269400385351">
                <text:p>1.1326940038535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34203194261091">
                <text:p>0.934203194261091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3188708194245">
                <text:p>1.0318870819424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773874640947851">
                <text:p>0.773874640947851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040">
                <text:p>15040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2932.6666666667">
                <text:p>12932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